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52cm"/>
    </style:style>
    <style:style style:name="co2" style:family="table-column">
      <style:table-column-properties fo:break-before="auto" style:column-width="2.512cm"/>
    </style:style>
    <style:style style:name="co3" style:family="table-column">
      <style:table-column-properties fo:break-before="auto" style:column-width="1.711cm"/>
    </style:style>
    <style:style style:name="co4" style:family="table-column">
      <style:table-column-properties fo:break-before="auto" style:column-width="0.727cm"/>
    </style:style>
    <style:style style:name="co5" style:family="table-column">
      <style:table-column-properties fo:break-before="auto" style:column-width="0.868cm"/>
    </style:style>
    <style:style style:name="co6" style:family="table-column">
      <style:table-column-properties fo:break-before="auto" style:column-width="3.999cm"/>
    </style:style>
    <style:style style:name="co7" style:family="table-column">
      <style:table-column-properties fo:break-before="auto" style:column-width="1.231cm"/>
    </style:style>
    <style:style style:name="co8" style:family="table-column">
      <style:table-column-properties fo:break-before="auto" style:column-width="1.353cm"/>
    </style:style>
    <style:style style:name="co9" style:family="table-column">
      <style:table-column-properties fo:break-before="auto" style:column-width="2.847cm"/>
    </style:style>
    <style:style style:name="co10" style:family="table-column">
      <style:table-column-properties fo:break-before="auto" style:column-width="1.655cm"/>
    </style:style>
    <style:style style:name="co11" style:family="table-column">
      <style:table-column-properties fo:break-before="auto" style:column-width="2.605cm"/>
    </style:style>
    <style:style style:name="co12" style:family="table-column">
      <style:table-column-properties fo:break-before="auto" style:column-width="2.06cm"/>
    </style:style>
    <style:style style:name="co13" style:family="table-column">
      <style:table-column-properties fo:break-before="auto" style:column-width="2.201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402cm"/>
    </style:style>
    <style:style style:name="co16" style:family="table-column">
      <style:table-column-properties fo:break-before="auto" style:column-width="3.15cm"/>
    </style:style>
    <style:style style:name="co17" style:family="table-column">
      <style:table-column-properties fo:break-before="auto" style:column-width="2.62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094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2" style:family="table-cell" style:parent-style-name="Default" style:data-style-name="N144"/>
    <style:style style:name="ce3" style:family="table-cell" style:parent-style-name="Default" style:data-style-name="N144">
      <style:table-cell-properties fo:background-color="#ffff00" style:rotation-align="none"/>
    </style:style>
    <style:style style:name="ce4" style:family="table-cell" style:parent-style-name="Default">
      <style:text-properties fo:color="#bfbfbf"/>
    </style:style>
    <style:style style:name="ce5" style:family="table-cell" style:parent-style-name="Default" style:data-style-name="N2"/>
    <style:style style:name="ce6" style:family="table-cell" style:parent-style-name="Default" style:data-style-name="N145"/>
    <style:style style:name="ce7" style:family="table-cell" style:parent-style-name="Default" style:data-style-name="N144">
      <style:text-properties fo:color="#bfbfbf"/>
    </style:style>
    <style:style style:name="ce8" style:family="table-cell" style:parent-style-name="Default" style:data-style-name="N2">
      <style:text-properties fo:color="#bfbfbf"/>
    </style:style>
    <style:style style:name="ce9" style:family="table-cell" style:parent-style-name="Default" style:data-style-name="N145">
      <style:text-properties fo:color="#bfbfbf"/>
    </style:style>
    <style:style style:name="ce10" style:family="table-cell" style:parent-style-name="Default" style:data-style-name="N1"/>
    <style:style style:name="ce11" style:family="table-cell" style:parent-style-name="Default" style:data-style-name="N1">
      <style:text-properties fo:color="#bfbfbf"/>
    </style:style>
    <style:style style:name="ce12" style:family="table-cell" style:parent-style-name="Default" style:data-style-name="N147"/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alores bru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3" table:number-columns-repeated="54" table:default-cell-style-name="Default"/>
        <table:table-row table:style-name="ro1">
          <table:table-cell office:value-type="string" calcext:value-type="string">
            <text:p>error tiempo</text:p>
          </table:table-cell>
          <table:table-cell office:value-type="string" calcext:value-type="string">
            <text:p>0,5 s</text:p>
          </table:table-cell>
          <table:table-cell office:value-type="string" calcext:value-type="string">
            <text:p>D (cm)</text:p>
          </table:table-cell>
          <table:table-cell office:value-type="string" calcext:value-type="string">
            <text:p>Errores D</text:p>
          </table:table-cell>
          <table:table-cell office:value-type="string" calcext:value-type="string">
            <text:p>Altura</text:p>
          </table:table-cell>
          <table:table-cell office:value-type="string" calcext:value-type="string">
            <text:p>Error h</text:p>
          </table:table-cell>
          <table:table-cell office:value-type="string" calcext:value-type="string">
            <text:p>Masa agua+vaso en 10s</text:p>
          </table:table-cell>
          <table:table-cell/>
          <table:table-cell office:value-type="string" calcext:value-type="string">
            <text:p>Masa agua</text:p>
          </table:table-cell>
          <table:table-cell/>
          <table:table-cell office:value-type="string" calcext:value-type="string">
            <text:p>Caudal (cm3/s)</text:p>
          </table:table-cell>
          <table:table-cell/>
          <table:table-cell office:value-type="string" calcext:value-type="string">
            <text:p>Caudal (L/s)</text:p>
          </table:table-cell>
          <table:table-cell office:value-type="string" calcext:value-type="string">
            <text:p>Delta p</text:p>
          </table:table-cell>
          <table:table-cell table:number-columns-repeated="2"/>
          <table:table-cell office:value-type="string" calcext:value-type="string">
            <text:p>Caudal (L/s)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2" office:value-type="float" office:value="30" calcext:value-type="float">
            <text:p>30,0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2]" office:value-type="float" office:value="68" calcext:value-type="float">
            <text:p>68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69.12" calcext:value-type="float">
            <text:p>269,12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2]-[.$B$3]" office:value-type="float" office:value="86.26" calcext:value-type="float">
            <text:p>86,26</text:p>
          </table:table-cell>
          <table:table-cell table:style-name="ce4" office:value-type="float" office:value="0.02" calcext:value-type="float">
            <text:p>0,02</text:p>
          </table:table-cell>
          <table:table-cell table:style-name="ce2" table:formula="of:=[.I2]/(1*10)" office:value-type="float" office:value="8.626" calcext:value-type="float">
            <text:p>8,6</text:p>
          </table:table-cell>
          <table:table-cell table:style-name="ce7" table:formula="of:=[.K2]/[.$B$5] * 0.001 + [.K2]/[.I2] * [.J2]+ [.K2]/10*0.5" office:value-type="float" office:value="0.441943286573146" calcext:value-type="float">
            <text:p>0,4</text:p>
          </table:table-cell>
          <table:table-cell table:formula="of:=[.K2]/1000" office:value-type="float" office:value="0.008626" calcext:value-type="float">
            <text:p>0,008626</text:p>
          </table:table-cell>
          <table:table-cell table:style-name="ce10" table:formula="of:=[.$B$5]*[.$B$6]*[.E2]" office:value-type="float" office:value="66574.584" calcext:value-type="float">
            <text:p>66575</text:p>
          </table:table-cell>
          <table:table-cell table:style-name="ce11" table:formula="of:=[.N2]/[.$B$5] * 0.001 + [.N2]/[.$B$6] * 1 + [.N2]/[.E2]*[.F2]" office:value-type="float" office:value="330.3796" calcext:value-type="float">
            <text:p>330</text:p>
          </table:table-cell>
          <table:table-cell/>
          <table:table-cell office:value-type="float" office:value="0.008626" calcext:value-type="float">
            <text:p>0,00862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sa vaso</text:p>
          </table:table-cell>
          <table:table-cell office:value-type="float" office:value="182.86" calcext:value-type="float">
            <text:p>182,86</text:p>
          </table:table-cell>
          <table:table-cell table:style-name="ce2" office:value-type="float" office:value="35.4" calcext:value-type="float">
            <text:p>35,4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3]" office:value-type="float" office:value="62.6" calcext:value-type="float">
            <text:p>62,6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62.86" calcext:value-type="float">
            <text:p>262,86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3]-[.$B$3]" office:value-type="float" office:value="80" calcext:value-type="float">
            <text:p>80,00</text:p>
          </table:table-cell>
          <table:table-cell table:style-name="ce4" office:value-type="float" office:value="0.02" calcext:value-type="float">
            <text:p>0,02</text:p>
          </table:table-cell>
          <table:table-cell table:style-name="ce2" table:formula="of:=[.I3]/(1*10)" office:value-type="float" office:value="8" calcext:value-type="float">
            <text:p>8,0</text:p>
          </table:table-cell>
          <table:table-cell table:style-name="ce7" table:formula="of:=[.K3]/[.$B$5] * 0.001 + [.K3]/[.I3] * [.J3]+ [.K3]/10*0.5" office:value-type="float" office:value="0.410016032064128" calcext:value-type="float">
            <text:p>0,4</text:p>
          </table:table-cell>
          <table:table-cell table:formula="of:=[.K3]/1000" office:value-type="float" office:value="0.008" calcext:value-type="float">
            <text:p>0,008</text:p>
          </table:table-cell>
          <table:table-cell table:style-name="ce10" table:formula="of:=[.$B$5]*[.$B$6]*[.E3]" office:value-type="float" office:value="61287.7788" calcext:value-type="float">
            <text:p>61288</text:p>
          </table:table-cell>
          <table:table-cell table:style-name="ce11" table:formula="of:=[.N3]/[.$B$5] * 0.001 + [.N3]/[.$B$6] * 1 + [.N3]/[.E3]*[.F3]" office:value-type="float" office:value="319.693" calcext:value-type="float">
            <text:p>320</text:p>
          </table:table-cell>
          <table:table-cell/>
          <table:table-cell office:value-type="float" office:value="0.008" calcext:value-type="float">
            <text:p>0,008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2" table:formula="of:=[.C3]+5" office:value-type="float" office:value="40.4" calcext:value-type="float">
            <text:p>40,4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4]" office:value-type="float" office:value="57.6" calcext:value-type="float">
            <text:p>57,6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61.28" calcext:value-type="float">
            <text:p>261,28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4]-[.$B$3]" office:value-type="float" office:value="78.42" calcext:value-type="float">
            <text:p>78,42</text:p>
          </table:table-cell>
          <table:table-cell table:style-name="ce4" office:value-type="float" office:value="0.02" calcext:value-type="float">
            <text:p>0,02</text:p>
          </table:table-cell>
          <table:table-cell table:style-name="ce2" table:formula="of:=[.I4]/(1*10)" office:value-type="float" office:value="7.842" calcext:value-type="float">
            <text:p>7,8</text:p>
          </table:table-cell>
          <table:table-cell table:style-name="ce7" table:formula="of:=[.K4]/[.$B$5] * 0.001 + [.K4]/[.I4] * [.J4]+ [.K4]/10*0.5" office:value-type="float" office:value="0.401957715430862" calcext:value-type="float">
            <text:p>0,4</text:p>
          </table:table-cell>
          <table:table-cell table:formula="of:=[.K4]/1000" office:value-type="float" office:value="0.007842" calcext:value-type="float">
            <text:p>0,007842</text:p>
          </table:table-cell>
          <table:table-cell table:style-name="ce10" table:formula="of:=[.$B$5]*[.$B$6]*[.E4]" office:value-type="float" office:value="56392.5888" calcext:value-type="float">
            <text:p>56393</text:p>
          </table:table-cell>
          <table:table-cell table:style-name="ce11" table:formula="of:=[.N4]/[.$B$5] * 0.001 + [.N4]/[.$B$6] * 1 + [.N4]/[.E4]*[.F4]" office:value-type="float" office:value="309.798" calcext:value-type="float">
            <text:p>310</text:p>
          </table:table-cell>
          <table:table-cell/>
          <table:table-cell office:value-type="float" office:value="0.007842" calcext:value-type="float">
            <text:p>0,00784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rho (g/cm3)</text:p>
          </table:table-cell>
          <table:table-cell office:value-type="float" office:value="0.998" calcext:value-type="float">
            <text:p>0,998</text:p>
          </table:table-cell>
          <table:table-cell table:style-name="ce2" office:value-type="float" office:value="45" calcext:value-type="float">
            <text:p>45,0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5]" office:value-type="float" office:value="53" calcext:value-type="float">
            <text:p>53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57.62" calcext:value-type="float">
            <text:p>257,62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5]-[.$B$3]" office:value-type="float" office:value="74.76" calcext:value-type="float">
            <text:p>74,76</text:p>
          </table:table-cell>
          <table:table-cell table:style-name="ce4" office:value-type="float" office:value="0.02" calcext:value-type="float">
            <text:p>0,02</text:p>
          </table:table-cell>
          <table:table-cell table:style-name="ce2" table:formula="of:=[.I5]/(1*10)" office:value-type="float" office:value="7.476" calcext:value-type="float">
            <text:p>7,5</text:p>
          </table:table-cell>
          <table:table-cell table:style-name="ce7" table:formula="of:=[.K5]/[.$B$5] * 0.001 + [.K5]/[.I5] * [.J5]+ [.K5]/10*0.5" office:value-type="float" office:value="0.383290981963928" calcext:value-type="float">
            <text:p>0,4</text:p>
          </table:table-cell>
          <table:table-cell table:formula="of:=[.K5]/1000" office:value-type="float" office:value="0.007476" calcext:value-type="float">
            <text:p>0,007476</text:p>
          </table:table-cell>
          <table:table-cell table:style-name="ce10" table:formula="of:=[.$B$5]*[.$B$6]*[.E5]" office:value-type="float" office:value="51889.014" calcext:value-type="float">
            <text:p>51889</text:p>
          </table:table-cell>
          <table:table-cell table:style-name="ce11" table:formula="of:=[.N5]/[.$B$5] * 0.001 + [.N5]/[.$B$6] * 1 + [.N5]/[.E5]*[.F5]" office:value-type="float" office:value="300.6946" calcext:value-type="float">
            <text:p>301</text:p>
          </table:table-cell>
          <table:table-cell/>
          <table:table-cell office:value-type="float" office:value="0.007476" calcext:value-type="float">
            <text:p>0,00747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 (cm/s2)</text:p>
          </table:table-cell>
          <table:table-cell office:value-type="float" office:value="981" calcext:value-type="float">
            <text:p>981</text:p>
          </table:table-cell>
          <table:table-cell table:style-name="ce2" table:formula="of:=[.C5]+5" office:value-type="float" office:value="50" calcext:value-type="float">
            <text:p>50,0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6]" office:value-type="float" office:value="48" calcext:value-type="float">
            <text:p>48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57.03" calcext:value-type="float">
            <text:p>257,03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6]-[.$B$3]" office:value-type="float" office:value="74.17" calcext:value-type="float">
            <text:p>74,17</text:p>
          </table:table-cell>
          <table:table-cell table:style-name="ce4" office:value-type="float" office:value="0.02" calcext:value-type="float">
            <text:p>0,02</text:p>
          </table:table-cell>
          <table:table-cell table:style-name="ce2" table:formula="of:=[.I6]/(1*10)" office:value-type="float" office:value="7.417" calcext:value-type="float">
            <text:p>7,4</text:p>
          </table:table-cell>
          <table:table-cell table:style-name="ce7" table:formula="of:=[.K6]/[.$B$5] * 0.001 + [.K6]/[.I6] * [.J6]+ [.K6]/10*0.5" office:value-type="float" office:value="0.380281863727455" calcext:value-type="float">
            <text:p>0,4</text:p>
          </table:table-cell>
          <table:table-cell table:formula="of:=[.K6]/1000" office:value-type="float" office:value="0.007417" calcext:value-type="float">
            <text:p>0,007417</text:p>
          </table:table-cell>
          <table:table-cell table:style-name="ce10" table:formula="of:=[.$B$5]*[.$B$6]*[.E6]" office:value-type="float" office:value="46993.824" calcext:value-type="float">
            <text:p>46994</text:p>
          </table:table-cell>
          <table:table-cell table:style-name="ce11" table:formula="of:=[.N6]/[.$B$5] * 0.001 + [.N6]/[.$B$6] * 1 + [.N6]/[.E6]*[.F6]" office:value-type="float" office:value="290.7996" calcext:value-type="float">
            <text:p>291</text:p>
          </table:table-cell>
          <table:table-cell/>
          <table:table-cell office:value-type="float" office:value="0.007417" calcext:value-type="float">
            <text:p>0,007417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2" office:value-type="float" office:value="55.2" calcext:value-type="float">
            <text:p>55,2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7]" office:value-type="float" office:value="42.8" calcext:value-type="float">
            <text:p>42,8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51.52" calcext:value-type="float">
            <text:p>251,52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7]-[.$B$3]" office:value-type="float" office:value="68.66" calcext:value-type="float">
            <text:p>68,66</text:p>
          </table:table-cell>
          <table:table-cell table:style-name="ce4" office:value-type="float" office:value="0.02" calcext:value-type="float">
            <text:p>0,02</text:p>
          </table:table-cell>
          <table:table-cell table:style-name="ce2" table:formula="of:=[.I7]/(1*10)" office:value-type="float" office:value="6.866" calcext:value-type="float">
            <text:p>6,9</text:p>
          </table:table-cell>
          <table:table-cell table:style-name="ce7" table:formula="of:=[.K7]/[.$B$5] * 0.001 + [.K7]/[.I7] * [.J7]+ [.K7]/10*0.5" office:value-type="float" office:value="0.352179759519038" calcext:value-type="float">
            <text:p>0,4</text:p>
          </table:table-cell>
          <table:table-cell table:formula="of:=[.K7]/1000" office:value-type="float" office:value="0.006866" calcext:value-type="float">
            <text:p>0,006866</text:p>
          </table:table-cell>
          <table:table-cell table:style-name="ce10" table:formula="of:=[.$B$5]*[.$B$6]*[.E7]" office:value-type="float" office:value="41902.8264" calcext:value-type="float">
            <text:p>41903</text:p>
          </table:table-cell>
          <table:table-cell table:style-name="ce11" table:formula="of:=[.N7]/[.$B$5] * 0.001 + [.N7]/[.$B$6] * 1 + [.N7]/[.E7]*[.F7]" office:value-type="float" office:value="280.5088" calcext:value-type="float">
            <text:p>281</text:p>
          </table:table-cell>
          <table:table-cell/>
          <table:table-cell office:value-type="float" office:value="0.006866" calcext:value-type="float">
            <text:p>0,00686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sa capilar con agua</text:p>
          </table:table-cell>
          <table:table-cell office:value-type="float" office:value="45.6433333333333" calcext:value-type="float">
            <text:p>45,6433333333333</text:p>
          </table:table-cell>
          <table:table-cell table:style-name="ce2" table:formula="of:=[.C7]+5" office:value-type="float" office:value="60.2" calcext:value-type="float">
            <text:p>60,2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8]" office:value-type="float" office:value="37.8" calcext:value-type="float">
            <text:p>37,8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50.47" calcext:value-type="float">
            <text:p>250,47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8]-[.$B$3]" office:value-type="float" office:value="67.61" calcext:value-type="float">
            <text:p>67,61</text:p>
          </table:table-cell>
          <table:table-cell table:style-name="ce4" office:value-type="float" office:value="0.02" calcext:value-type="float">
            <text:p>0,02</text:p>
          </table:table-cell>
          <table:table-cell table:style-name="ce2" table:formula="of:=[.I8]/(1*10)" office:value-type="float" office:value="6.761" calcext:value-type="float">
            <text:p>6,8</text:p>
          </table:table-cell>
          <table:table-cell table:style-name="ce7" table:formula="of:=[.K8]/[.$B$5] * 0.001 + [.K8]/[.I8] * [.J8]+ [.K8]/10*0.5" office:value-type="float" office:value="0.346824549098196" calcext:value-type="float">
            <text:p>0,3</text:p>
          </table:table-cell>
          <table:table-cell table:formula="of:=[.K8]/1000" office:value-type="float" office:value="0.006761" calcext:value-type="float">
            <text:p>0,006761</text:p>
          </table:table-cell>
          <table:table-cell table:style-name="ce10" table:formula="of:=[.$B$5]*[.$B$6]*[.E8]" office:value-type="float" office:value="37007.6364" calcext:value-type="float">
            <text:p>37008</text:p>
          </table:table-cell>
          <table:table-cell table:style-name="ce11" table:formula="of:=[.N8]/[.$B$5] * 0.001 + [.N8]/[.$B$6] * 1 + [.N8]/[.E8]*[.F8]" office:value-type="float" office:value="270.6138" calcext:value-type="float">
            <text:p>271</text:p>
          </table:table-cell>
          <table:table-cell/>
          <table:table-cell office:value-type="float" office:value="0.006761" calcext:value-type="float">
            <text:p>0,00676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sa capilar</text:p>
          </table:table-cell>
          <table:table-cell office:value-type="float" office:value="41.45" calcext:value-type="float">
            <text:p>41,45</text:p>
          </table:table-cell>
          <table:table-cell table:style-name="ce2" table:formula="of:=[.C8]+5" office:value-type="float" office:value="65.2" calcext:value-type="float">
            <text:p>65,2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9]" office:value-type="float" office:value="32.8" calcext:value-type="float">
            <text:p>32,8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48.3" calcext:value-type="float">
            <text:p>248,30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9]-[.$B$3]" office:value-type="float" office:value="65.44" calcext:value-type="float">
            <text:p>65,44</text:p>
          </table:table-cell>
          <table:table-cell table:style-name="ce4" office:value-type="float" office:value="0.02" calcext:value-type="float">
            <text:p>0,02</text:p>
          </table:table-cell>
          <table:table-cell table:style-name="ce2" table:formula="of:=[.I9]/(1*10)" office:value-type="float" office:value="6.544" calcext:value-type="float">
            <text:p>6,5</text:p>
          </table:table-cell>
          <table:table-cell table:style-name="ce7" table:formula="of:=[.K9]/[.$B$5] * 0.001 + [.K9]/[.I9] * [.J9]+ [.K9]/10*0.5" office:value-type="float" office:value="0.335757114228457" calcext:value-type="float">
            <text:p>0,3</text:p>
          </table:table-cell>
          <table:table-cell table:formula="of:=[.K9]/1000" office:value-type="float" office:value="0.006544" calcext:value-type="float">
            <text:p>0,006544</text:p>
          </table:table-cell>
          <table:table-cell table:style-name="ce10" table:formula="of:=[.$B$5]*[.$B$6]*[.E9]" office:value-type="float" office:value="32112.4464" calcext:value-type="float">
            <text:p>32112</text:p>
          </table:table-cell>
          <table:table-cell table:style-name="ce11" table:formula="of:=[.N9]/[.$B$5] * 0.001 + [.N9]/[.$B$6] * 1 + [.N9]/[.E9]*[.F9]" office:value-type="float" office:value="260.7188" calcext:value-type="float">
            <text:p>261</text:p>
          </table:table-cell>
          <table:table-cell/>
          <table:table-cell office:value-type="float" office:value="0.006544" calcext:value-type="float">
            <text:p>0,00654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longitud capilar (cm)</text:p>
          </table:table-cell>
          <table:table-cell office:value-type="float" office:value="60" calcext:value-type="float">
            <text:p>60</text:p>
          </table:table-cell>
          <table:table-cell table:style-name="ce2" table:formula="of:=[.C9]+5" office:value-type="float" office:value="70.2" calcext:value-type="float">
            <text:p>70,2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10]" office:value-type="float" office:value="27.8" calcext:value-type="float">
            <text:p>27,8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43.77" calcext:value-type="float">
            <text:p>243,77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10]-[.$B$3]" office:value-type="float" office:value="60.91" calcext:value-type="float">
            <text:p>60,91</text:p>
          </table:table-cell>
          <table:table-cell table:style-name="ce4" office:value-type="float" office:value="0.02" calcext:value-type="float">
            <text:p>0,02</text:p>
          </table:table-cell>
          <table:table-cell table:style-name="ce2" table:formula="of:=[.I10]/(1*10)" office:value-type="float" office:value="6.091" calcext:value-type="float">
            <text:p>6,1</text:p>
          </table:table-cell>
          <table:table-cell table:style-name="ce7" table:formula="of:=[.K10]/[.$B$5] * 0.001 + [.K10]/[.I10] * [.J10]+ [.K10]/10*0.5" office:value-type="float" office:value="0.312653206412826" calcext:value-type="float">
            <text:p>0,3</text:p>
          </table:table-cell>
          <table:table-cell table:formula="of:=[.K10]/1000" office:value-type="float" office:value="0.006091" calcext:value-type="float">
            <text:p>0,006091</text:p>
          </table:table-cell>
          <table:table-cell table:style-name="ce10" table:formula="of:=[.$B$5]*[.$B$6]*[.E10]" office:value-type="float" office:value="27217.2564" calcext:value-type="float">
            <text:p>27217</text:p>
          </table:table-cell>
          <table:table-cell table:style-name="ce11" table:formula="of:=[.N10]/[.$B$5] * 0.001 + [.N10]/[.$B$6] * 1 + [.N10]/[.E10]*[.F10]" office:value-type="float" office:value="250.8238" calcext:value-type="float">
            <text:p>251</text:p>
          </table:table-cell>
          <table:table-cell/>
          <table:table-cell office:value-type="float" office:value="0.006091" calcext:value-type="float">
            <text:p>0,00609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sa agua en capilar</text:p>
          </table:table-cell>
          <table:table-cell table:formula="of:=[.B8]-[.B9]" office:value-type="float" office:value="4.1933333333333" calcext:value-type="float">
            <text:p>4,1933333333333</text:p>
          </table:table-cell>
          <table:table-cell table:style-name="ce2" office:value-type="float" office:value="75" calcext:value-type="float">
            <text:p>75,0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11]" office:value-type="float" office:value="23" calcext:value-type="float">
            <text:p>23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35.59" calcext:value-type="float">
            <text:p>235,59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11]-[.$B$3]" office:value-type="float" office:value="52.73" calcext:value-type="float">
            <text:p>52,73</text:p>
          </table:table-cell>
          <table:table-cell table:style-name="ce4" office:value-type="float" office:value="0.02" calcext:value-type="float">
            <text:p>0,02</text:p>
          </table:table-cell>
          <table:table-cell table:style-name="ce2" table:formula="of:=[.I11]/(1*10)" office:value-type="float" office:value="5.273" calcext:value-type="float">
            <text:p>5,3</text:p>
          </table:table-cell>
          <table:table-cell table:style-name="ce7" table:formula="of:=[.K11]/[.$B$5] * 0.001 + [.K11]/[.I11] * [.J11]+ [.K11]/10*0.5" office:value-type="float" office:value="0.270933567134268" calcext:value-type="float">
            <text:p>0,3</text:p>
          </table:table-cell>
          <table:table-cell table:formula="of:=[.K11]/1000" office:value-type="float" office:value="0.005273" calcext:value-type="float">
            <text:p>0,005273</text:p>
          </table:table-cell>
          <table:table-cell table:style-name="ce10" table:formula="of:=[.$B$5]*[.$B$6]*[.E11]" office:value-type="float" office:value="22517.874" calcext:value-type="float">
            <text:p>22518</text:p>
          </table:table-cell>
          <table:table-cell table:style-name="ce11" table:formula="of:=[.N11]/[.$B$5] * 0.001 + [.N11]/[.$B$6] * 1 + [.N11]/[.E11]*[.F11]" office:value-type="float" office:value="241.3246" calcext:value-type="float">
            <text:p>241</text:p>
          </table:table-cell>
          <table:table-cell/>
          <table:table-cell office:value-type="float" office:value="0.005273" calcext:value-type="float">
            <text:p>0,005273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olumen de agua en capilar (cm3)</text:p>
          </table:table-cell>
          <table:table-cell table:formula="of:=[.B11]/[.B5]" office:value-type="float" office:value="4.20173680694719" calcext:value-type="float">
            <text:p>4,20173680694719</text:p>
          </table:table-cell>
          <table:table-cell table:style-name="ce2" table:formula="of:=[.C11]+5" office:value-type="float" office:value="80" calcext:value-type="float">
            <text:p>80,0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12]" office:value-type="float" office:value="18" calcext:value-type="float">
            <text:p>18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25.24" calcext:value-type="float">
            <text:p>225,24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12]-[.$B$3]" office:value-type="float" office:value="42.38" calcext:value-type="float">
            <text:p>42,38</text:p>
          </table:table-cell>
          <table:table-cell table:style-name="ce4" office:value-type="float" office:value="0.02" calcext:value-type="float">
            <text:p>0,02</text:p>
          </table:table-cell>
          <table:table-cell table:style-name="ce2" table:formula="of:=[.I12]/(1*10)" office:value-type="float" office:value="4.238" calcext:value-type="float">
            <text:p>4,2</text:p>
          </table:table-cell>
          <table:table-cell table:style-name="ce7" table:formula="of:=[.K12]/[.$B$5] * 0.001 + [.K12]/[.I12] * [.J12]+ [.K12]/10*0.5" office:value-type="float" office:value="0.218146492985972" calcext:value-type="float">
            <text:p>0,2</text:p>
          </table:table-cell>
          <table:table-cell table:formula="of:=[.K12]/1000" office:value-type="float" office:value="0.004238" calcext:value-type="float">
            <text:p>0,004238</text:p>
          </table:table-cell>
          <table:table-cell table:style-name="ce10" table:formula="of:=[.$B$5]*[.$B$6]*[.E12]" office:value-type="float" office:value="17622.684" calcext:value-type="float">
            <text:p>17623</text:p>
          </table:table-cell>
          <table:table-cell table:style-name="ce11" table:formula="of:=[.N12]/[.$B$5] * 0.001 + [.N12]/[.$B$6] * 1 + [.N12]/[.E12]*[.F12]" office:value-type="float" office:value="231.4296" calcext:value-type="float">
            <text:p>231</text:p>
          </table:table-cell>
          <table:table-cell/>
          <table:table-cell office:value-type="float" office:value="0.004238" calcext:value-type="float">
            <text:p>0,00423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radio capilar</text:p>
          </table:table-cell>
          <table:table-cell table:formula="of:=SQRT([.B12]/(PI()*[.B10]))" office:value-type="float" office:value="0.149301393429175" calcext:value-type="float">
            <text:p>0,149301393429175</text:p>
          </table:table-cell>
          <table:table-cell table:style-name="ce2" table:formula="of:=[.C12]+2" office:value-type="float" office:value="82" calcext:value-type="float">
            <text:p>82,0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13]" office:value-type="float" office:value="16" calcext:value-type="float">
            <text:p>16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22.14" calcext:value-type="float">
            <text:p>222,14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13]-[.$B$3]" office:value-type="float" office:value="39.28" calcext:value-type="float">
            <text:p>39,28</text:p>
          </table:table-cell>
          <table:table-cell table:style-name="ce4" office:value-type="float" office:value="0.02" calcext:value-type="float">
            <text:p>0,02</text:p>
          </table:table-cell>
          <table:table-cell table:style-name="ce2" table:formula="of:=[.I13]/(1*10)" office:value-type="float" office:value="3.928" calcext:value-type="float">
            <text:p>3,9</text:p>
          </table:table-cell>
          <table:table-cell table:style-name="ce7" table:formula="of:=[.K13]/[.$B$5] * 0.001 + [.K13]/[.I13] * [.J13]+ [.K13]/10*0.5" office:value-type="float" office:value="0.202335871743487" calcext:value-type="float">
            <text:p>0,2</text:p>
          </table:table-cell>
          <table:table-cell table:formula="of:=[.K13]/1000" office:value-type="float" office:value="0.003928" calcext:value-type="float">
            <text:p>0,003928</text:p>
          </table:table-cell>
          <table:table-cell table:style-name="ce10" table:formula="of:=[.$B$5]*[.$B$6]*[.E13]" office:value-type="float" office:value="15664.608" calcext:value-type="float">
            <text:p>15665</text:p>
          </table:table-cell>
          <table:table-cell table:style-name="ce11" table:formula="of:=[.N13]/[.$B$5] * 0.001 + [.N13]/[.$B$6] * 1 + [.N13]/[.E13]*[.F13]" office:value-type="float" office:value="227.4716" calcext:value-type="float">
            <text:p>227</text:p>
          </table:table-cell>
          <table:table-cell/>
          <table:table-cell office:value-type="float" office:value="0.003928" calcext:value-type="float">
            <text:p>0,00392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iametro (cm)</text:p>
          </table:table-cell>
          <table:table-cell table:formula="of:=[.B13]*2" office:value-type="float" office:value="0.298602786858351" calcext:value-type="float">
            <text:p>0,298602786858351</text:p>
          </table:table-cell>
          <table:table-cell table:style-name="ce2" table:formula="of:=[.C13]+2" office:value-type="float" office:value="84" calcext:value-type="float">
            <text:p>84,0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14]" office:value-type="float" office:value="14" calcext:value-type="float">
            <text:p>14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17.59" calcext:value-type="float">
            <text:p>217,59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14]-[.$B$3]" office:value-type="float" office:value="34.73" calcext:value-type="float">
            <text:p>34,73</text:p>
          </table:table-cell>
          <table:table-cell table:style-name="ce4" office:value-type="float" office:value="0.02" calcext:value-type="float">
            <text:p>0,02</text:p>
          </table:table-cell>
          <table:table-cell table:style-name="ce2" table:formula="of:=[.I14]/(1*10)" office:value-type="float" office:value="3.473" calcext:value-type="float">
            <text:p>3,5</text:p>
          </table:table-cell>
          <table:table-cell table:style-name="ce7" table:formula="of:=[.K14]/[.$B$5] * 0.001 + [.K14]/[.I14] * [.J14]+ [.K14]/10*0.5" office:value-type="float" office:value="0.17912995991984" calcext:value-type="float">
            <text:p>0,2</text:p>
          </table:table-cell>
          <table:table-cell table:formula="of:=[.K14]/1000" office:value-type="float" office:value="0.003473" calcext:value-type="float">
            <text:p>0,003473</text:p>
          </table:table-cell>
          <table:table-cell table:style-name="ce10" table:formula="of:=[.$B$5]*[.$B$6]*[.E14]" office:value-type="float" office:value="13706.532" calcext:value-type="float">
            <text:p>13707</text:p>
          </table:table-cell>
          <table:table-cell table:style-name="ce11" table:formula="of:=[.N14]/[.$B$5] * 0.001 + [.N14]/[.$B$6] * 1 + [.N14]/[.E14]*[.F14]" office:value-type="float" office:value="223.5136" calcext:value-type="float">
            <text:p>224</text:p>
          </table:table-cell>
          <table:table-cell/>
          <table:table-cell office:value-type="float" office:value="0.003473" calcext:value-type="float">
            <text:p>0,003473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2" table:formula="of:=[.C14]+2" office:value-type="float" office:value="86" calcext:value-type="float">
            <text:p>86,0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15]" office:value-type="float" office:value="12" calcext:value-type="float">
            <text:p>12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14.03" calcext:value-type="float">
            <text:p>214,03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15]-[.$B$3]" office:value-type="float" office:value="31.17" calcext:value-type="float">
            <text:p>31,17</text:p>
          </table:table-cell>
          <table:table-cell table:style-name="ce4" office:value-type="float" office:value="0.02" calcext:value-type="float">
            <text:p>0,02</text:p>
          </table:table-cell>
          <table:table-cell table:style-name="ce2" table:formula="of:=[.I15]/(1*10)" office:value-type="float" office:value="3.117" calcext:value-type="float">
            <text:p>3,1</text:p>
          </table:table-cell>
          <table:table-cell table:style-name="ce7" table:formula="of:=[.K15]/[.$B$5] * 0.001 + [.K15]/[.I15] * [.J15]+ [.K15]/10*0.5" office:value-type="float" office:value="0.160973246492986" calcext:value-type="float">
            <text:p>0,2</text:p>
          </table:table-cell>
          <table:table-cell table:formula="of:=[.K15]/1000" office:value-type="float" office:value="0.003117" calcext:value-type="float">
            <text:p>0,003117</text:p>
          </table:table-cell>
          <table:table-cell table:style-name="ce10" table:formula="of:=[.$B$5]*[.$B$6]*[.E15]" office:value-type="float" office:value="11748.456" calcext:value-type="float">
            <text:p>11748</text:p>
          </table:table-cell>
          <table:table-cell table:style-name="ce11" table:formula="of:=[.N15]/[.$B$5] * 0.001 + [.N15]/[.$B$6] * 1 + [.N15]/[.E15]*[.F15]" office:value-type="float" office:value="219.5556" calcext:value-type="float">
            <text:p>220</text:p>
          </table:table-cell>
          <table:table-cell/>
          <table:table-cell office:value-type="float" office:value="0.003117" calcext:value-type="float">
            <text:p>0,003117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2" table:formula="of:=[.C15]+2" office:value-type="float" office:value="88" calcext:value-type="float">
            <text:p>88,0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16]" office:value-type="float" office:value="10" calcext:value-type="float">
            <text:p>10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09.26" calcext:value-type="float">
            <text:p>209,26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16]-[.$B$3]" office:value-type="float" office:value="26.4" calcext:value-type="float">
            <text:p>26,40</text:p>
          </table:table-cell>
          <table:table-cell table:style-name="ce4" office:value-type="float" office:value="0.02" calcext:value-type="float">
            <text:p>0,02</text:p>
          </table:table-cell>
          <table:table-cell table:style-name="ce5" table:formula="of:=[.I16]/(1*10)" office:value-type="float" office:value="2.64" calcext:value-type="float">
            <text:p>2,64</text:p>
          </table:table-cell>
          <table:table-cell table:style-name="ce8" table:formula="of:=[.K16]/[.$B$5] * 0.001 + [.K16]/[.I16] * [.J16]+ [.K16]/10*0.5" office:value-type="float" office:value="0.136645290581162" calcext:value-type="float">
            <text:p>0,14</text:p>
          </table:table-cell>
          <table:table-cell table:formula="of:=[.K16]/1000" office:value-type="float" office:value="0.00264" calcext:value-type="float">
            <text:p>0,00264</text:p>
          </table:table-cell>
          <table:table-cell table:style-name="ce10" table:formula="of:=[.$B$5]*[.$B$6]*[.E16]" office:value-type="float" office:value="9790.38" calcext:value-type="float">
            <text:p>9790</text:p>
          </table:table-cell>
          <table:table-cell table:style-name="ce11" table:formula="of:=[.N16]/[.$B$5] * 0.001 + [.N16]/[.$B$6] * 1 + [.N16]/[.E16]*[.F16]" office:value-type="float" office:value="215.5976" calcext:value-type="float">
            <text:p>216</text:p>
          </table:table-cell>
          <table:table-cell/>
          <table:table-cell office:value-type="float" office:value="0.00264" calcext:value-type="float">
            <text:p>0,0026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sa capilar con agua</text:p>
          </table:table-cell>
          <table:table-cell office:value-type="float" office:value="45.67" calcext:value-type="float">
            <text:p>45,67</text:p>
          </table:table-cell>
          <table:table-cell table:style-name="ce3" table:formula="of:=[.C16]+2" office:value-type="float" office:value="90" calcext:value-type="float">
            <text:p>90,0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17]" office:value-type="float" office:value="8" calcext:value-type="float">
            <text:p>8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04.77" calcext:value-type="float">
            <text:p>204,77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17]-[.$B$3]" office:value-type="float" office:value="21.91" calcext:value-type="float">
            <text:p>21,91</text:p>
          </table:table-cell>
          <table:table-cell table:style-name="ce4" office:value-type="float" office:value="0.02" calcext:value-type="float">
            <text:p>0,02</text:p>
          </table:table-cell>
          <table:table-cell table:style-name="ce5" table:formula="of:=[.I17]/(1*10)" office:value-type="float" office:value="2.191" calcext:value-type="float">
            <text:p>2,19</text:p>
          </table:table-cell>
          <table:table-cell table:style-name="ce8" table:formula="of:=[.K17]/[.$B$5] * 0.001 + [.K17]/[.I17] * [.J17]+ [.K17]/10*0.5" office:value-type="float" office:value="0.113745390781563" calcext:value-type="float">
            <text:p>0,11</text:p>
          </table:table-cell>
          <table:table-cell table:formula="of:=[.K17]/1000" office:value-type="float" office:value="0.002191" calcext:value-type="float">
            <text:p>0,002191</text:p>
          </table:table-cell>
          <table:table-cell table:style-name="ce10" table:formula="of:=[.$B$5]*[.$B$6]*[.E17]" office:value-type="float" office:value="7832.304" calcext:value-type="float">
            <text:p>7832</text:p>
          </table:table-cell>
          <table:table-cell table:style-name="ce11" table:formula="of:=[.N17]/[.$B$5] * 0.001 + [.N17]/[.$B$6] * 1 + [.N17]/[.E17]*[.F17]" office:value-type="float" office:value="211.6396" calcext:value-type="float">
            <text:p>212</text:p>
          </table:table-cell>
          <table:table-cell/>
          <table:table-cell office:value-type="float" office:value="0.002191" calcext:value-type="float">
            <text:p>0,002191</text:p>
          </table:table-cell>
          <table:table-cell table:number-columns-repeated="53"/>
        </table:table-row>
        <table:table-row table:style-name="ro1">
          <table:table-cell/>
          <table:table-cell office:value-type="float" office:value="45.6" calcext:value-type="float">
            <text:p>45,6</text:p>
          </table:table-cell>
          <table:table-cell table:style-name="ce2" table:formula="of:=[.C17]+1" office:value-type="float" office:value="91" calcext:value-type="float">
            <text:p>91,0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18]" office:value-type="float" office:value="7" calcext:value-type="float">
            <text:p>7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02.5" calcext:value-type="float">
            <text:p>202,50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18]-[.$B$3]" office:value-type="float" office:value="19.64" calcext:value-type="float">
            <text:p>19,64</text:p>
          </table:table-cell>
          <table:table-cell table:style-name="ce4" office:value-type="float" office:value="0.02" calcext:value-type="float">
            <text:p>0,02</text:p>
          </table:table-cell>
          <table:table-cell table:style-name="ce5" table:formula="of:=[.I18]/(1*10)" office:value-type="float" office:value="1.964" calcext:value-type="float">
            <text:p>1,96</text:p>
          </table:table-cell>
          <table:table-cell table:style-name="ce8" table:formula="of:=[.K18]/[.$B$5] * 0.001 + [.K18]/[.I18] * [.J18]+ [.K18]/10*0.5" office:value-type="float" office:value="0.102167935871743" calcext:value-type="float">
            <text:p>0,10</text:p>
          </table:table-cell>
          <table:table-cell table:formula="of:=[.K18]/1000" office:value-type="float" office:value="0.001964" calcext:value-type="float">
            <text:p>0,001964</text:p>
          </table:table-cell>
          <table:table-cell table:style-name="ce10" table:formula="of:=[.$B$5]*[.$B$6]*[.E18]" office:value-type="float" office:value="6853.266" calcext:value-type="float">
            <text:p>6853</text:p>
          </table:table-cell>
          <table:table-cell table:style-name="ce11" table:formula="of:=[.N18]/[.$B$5] * 0.001 + [.N18]/[.$B$6] * 1 + [.N18]/[.E18]*[.F18]" office:value-type="float" office:value="209.6606" calcext:value-type="float">
            <text:p>210</text:p>
          </table:table-cell>
          <table:table-cell/>
          <table:table-cell office:value-type="float" office:value="0.001964" calcext:value-type="float">
            <text:p>0,001964</text:p>
          </table:table-cell>
          <table:table-cell table:number-columns-repeated="53"/>
        </table:table-row>
        <table:table-row table:style-name="ro1">
          <table:table-cell/>
          <table:table-cell office:value-type="float" office:value="45.66" calcext:value-type="float">
            <text:p>45,66</text:p>
          </table:table-cell>
          <table:table-cell table:style-name="ce2" table:formula="of:=[.C18]+1" office:value-type="float" office:value="92" calcext:value-type="float">
            <text:p>92,0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19]" office:value-type="float" office:value="6" calcext:value-type="float">
            <text:p>6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199.51" calcext:value-type="float">
            <text:p>199,51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19]-[.$B$3]" office:value-type="float" office:value="16.65" calcext:value-type="float">
            <text:p>16,65</text:p>
          </table:table-cell>
          <table:table-cell table:style-name="ce4" office:value-type="float" office:value="0.02" calcext:value-type="float">
            <text:p>0,02</text:p>
          </table:table-cell>
          <table:table-cell table:style-name="ce5" table:formula="of:=[.I19]/(1*10)" office:value-type="float" office:value="1.665" calcext:value-type="float">
            <text:p>1,67</text:p>
          </table:table-cell>
          <table:table-cell table:style-name="ce8" table:formula="of:=[.K19]/[.$B$5] * 0.001 + [.K19]/[.I19] * [.J19]+ [.K19]/10*0.5" office:value-type="float" office:value="0.0869183366733466" calcext:value-type="float">
            <text:p>0,09</text:p>
          </table:table-cell>
          <table:table-cell table:formula="of:=[.K19]/1000" office:value-type="float" office:value="0.001665" calcext:value-type="float">
            <text:p>0,001665</text:p>
          </table:table-cell>
          <table:table-cell table:style-name="ce10" table:formula="of:=[.$B$5]*[.$B$6]*[.E19]" office:value-type="float" office:value="5874.228" calcext:value-type="float">
            <text:p>5874</text:p>
          </table:table-cell>
          <table:table-cell table:style-name="ce11" table:formula="of:=[.N19]/[.$B$5] * 0.001 + [.N19]/[.$B$6] * 1 + [.N19]/[.E19]*[.F19]" office:value-type="float" office:value="207.6816" calcext:value-type="float">
            <text:p>208</text:p>
          </table:table-cell>
          <table:table-cell/>
          <table:table-cell office:value-type="float" office:value="0.001665" calcext:value-type="float">
            <text:p>0,00166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7:.B19])" office:value-type="float" office:value="45.6433333333333" calcext:value-type="float">
            <text:p>45,6433333333333</text:p>
          </table:table-cell>
          <table:table-cell table:style-name="ce2" office:value-type="float" office:value="93.3" calcext:value-type="float">
            <text:p>93,3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20]" office:value-type="float" office:value="4.7" calcext:value-type="float">
            <text:p>4,7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194.69" calcext:value-type="float">
            <text:p>194,69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20]-[.$B$3]" office:value-type="float" office:value="11.83" calcext:value-type="float">
            <text:p>11,83</text:p>
          </table:table-cell>
          <table:table-cell table:style-name="ce4" office:value-type="float" office:value="0.02" calcext:value-type="float">
            <text:p>0,02</text:p>
          </table:table-cell>
          <table:table-cell table:style-name="ce5" table:formula="of:=[.I20]/(1*10)" office:value-type="float" office:value="1.183" calcext:value-type="float">
            <text:p>1,18</text:p>
          </table:table-cell>
          <table:table-cell table:style-name="ce8" table:formula="of:=[.K20]/[.$B$5] * 0.001 + [.K20]/[.I20] * [.J20]+ [.K20]/10*0.5" office:value-type="float" office:value="0.0623353707414829" calcext:value-type="float">
            <text:p>0,06</text:p>
          </table:table-cell>
          <table:table-cell table:formula="of:=[.K20]/1000" office:value-type="float" office:value="0.001183" calcext:value-type="float">
            <text:p>0,001183</text:p>
          </table:table-cell>
          <table:table-cell table:style-name="ce10" table:formula="of:=[.$B$5]*[.$B$6]*[.E20]" office:value-type="float" office:value="4601.4786" calcext:value-type="float">
            <text:p>4601</text:p>
          </table:table-cell>
          <table:table-cell table:style-name="ce11" table:formula="of:=[.N20]/[.$B$5] * 0.001 + [.N20]/[.$B$6] * 1 + [.N20]/[.E20]*[.F20]" office:value-type="float" office:value="205.1089" calcext:value-type="float">
            <text:p>205</text:p>
          </table:table-cell>
          <table:table-cell/>
          <table:table-cell office:value-type="float" office:value="0.001183" calcext:value-type="float">
            <text:p>0,001183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esvest</text:p>
          </table:table-cell>
          <table:table-cell table:formula="of:=STDEV([.B17:.B19])" office:value-type="float" office:value="0.0378593889720009" calcext:value-type="float">
            <text:p>0,037859388972001</text:p>
          </table:table-cell>
          <table:table-cell table:style-name="ce2" office:value-type="float" office:value="93.9" calcext:value-type="float">
            <text:p>93,9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21]" office:value-type="float" office:value="4.09999999999999" calcext:value-type="float">
            <text:p>4,1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192.73" calcext:value-type="float">
            <text:p>192,73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21]-[.$B$3]" office:value-type="float" office:value="9.86999999999998" calcext:value-type="float">
            <text:p>9,87</text:p>
          </table:table-cell>
          <table:table-cell table:style-name="ce4" office:value-type="float" office:value="0.02" calcext:value-type="float">
            <text:p>0,02</text:p>
          </table:table-cell>
          <table:table-cell table:style-name="ce5" table:formula="of:=[.I21]/(1*10)" office:value-type="float" office:value="0.986999999999998" calcext:value-type="float">
            <text:p>0,99</text:p>
          </table:table-cell>
          <table:table-cell table:style-name="ce8" table:formula="of:=[.K21]/[.$B$5] * 0.001 + [.K21]/[.I21] * [.J21]+ [.K21]/10*0.5" office:value-type="float" office:value="0.0523389779559117" calcext:value-type="float">
            <text:p>0,05</text:p>
          </table:table-cell>
          <table:table-cell table:formula="of:=[.K21]/1000" office:value-type="float" office:value="0.000986999999999998" calcext:value-type="float">
            <text:p>0,000987</text:p>
          </table:table-cell>
          <table:table-cell table:style-name="ce10" table:formula="of:=[.$B$5]*[.$B$6]*[.E21]" office:value-type="float" office:value="4014.0558" calcext:value-type="float">
            <text:p>4014</text:p>
          </table:table-cell>
          <table:table-cell table:style-name="ce11" table:formula="of:=[.N21]/[.$B$5] * 0.001 + [.N21]/[.$B$6] * 1 + [.N21]/[.E21]*[.F21]" office:value-type="float" office:value="203.9215" calcext:value-type="float">
            <text:p>204</text:p>
          </table:table-cell>
          <table:table-cell/>
          <table:table-cell office:value-type="float" office:value="0.000986999999999998" calcext:value-type="float">
            <text:p>0,00098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esvest/raizn</text:p>
          </table:table-cell>
          <table:table-cell table:formula="of:=[.B21]/SQRT(3)" office:value-type="float" office:value="0.0218581284143394" calcext:value-type="float">
            <text:p>0,02185812841434</text:p>
          </table:table-cell>
          <table:table-cell table:style-name="ce2" office:value-type="float" office:value="94.6" calcext:value-type="float">
            <text:p>94,6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22]" office:value-type="float" office:value="3.40000000000001" calcext:value-type="float">
            <text:p>3,4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190.44" calcext:value-type="float">
            <text:p>190,44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22]-[.$B$3]" office:value-type="float" office:value="7.57999999999998" calcext:value-type="float">
            <text:p>7,58</text:p>
          </table:table-cell>
          <table:table-cell table:style-name="ce4" office:value-type="float" office:value="0.02" calcext:value-type="float">
            <text:p>0,02</text:p>
          </table:table-cell>
          <table:table-cell table:style-name="ce5" table:formula="of:=[.I22]/(1*10)" office:value-type="float" office:value="0.757999999999998" calcext:value-type="float">
            <text:p>0,76</text:p>
          </table:table-cell>
          <table:table-cell table:style-name="ce8" table:formula="of:=[.K22]/[.$B$5] * 0.001 + [.K22]/[.I22] * [.J22]+ [.K22]/10*0.5" office:value-type="float" office:value="0.0406595190380761" calcext:value-type="float">
            <text:p>0,04</text:p>
          </table:table-cell>
          <table:table-cell table:formula="of:=[.K22]/1000" office:value-type="float" office:value="0.000757999999999998" calcext:value-type="float">
            <text:p>0,000758</text:p>
          </table:table-cell>
          <table:table-cell table:style-name="ce10" table:formula="of:=[.$B$5]*[.$B$6]*[.E22]" office:value-type="float" office:value="3328.72920000001" calcext:value-type="float">
            <text:p>3329</text:p>
          </table:table-cell>
          <table:table-cell table:style-name="ce11" table:formula="of:=[.N22]/[.$B$5] * 0.001 + [.N22]/[.$B$6] * 1 + [.N22]/[.E22]*[.F22]" office:value-type="float" office:value="202.5362" calcext:value-type="float">
            <text:p>203</text:p>
          </table:table-cell>
          <table:table-cell/>
          <table:table-cell office:value-type="float" office:value="0.000757999999999998" calcext:value-type="float">
            <text:p>0,000758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2" office:value-type="float" office:value="95" calcext:value-type="float">
            <text:p>95,0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23]" office:value-type="float" office:value="3" calcext:value-type="float">
            <text:p>3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188.95" calcext:value-type="float">
            <text:p>188,95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23]-[.$B$3]" office:value-type="float" office:value="6.08999999999998" calcext:value-type="float">
            <text:p>6,09</text:p>
          </table:table-cell>
          <table:table-cell table:style-name="ce4" office:value-type="float" office:value="0.02" calcext:value-type="float">
            <text:p>0,02</text:p>
          </table:table-cell>
          <table:table-cell table:style-name="ce5" table:formula="of:=[.I23]/(1*10)" office:value-type="float" office:value="0.608999999999998" calcext:value-type="float">
            <text:p>0,61</text:p>
          </table:table-cell>
          <table:table-cell table:style-name="ce8" table:formula="of:=[.K23]/[.$B$5] * 0.001 + [.K23]/[.I23] * [.J23]+ [.K23]/10*0.5" office:value-type="float" office:value="0.0330602204408816" calcext:value-type="float">
            <text:p>0,03</text:p>
          </table:table-cell>
          <table:table-cell table:formula="of:=[.K23]/1000" office:value-type="float" office:value="0.000608999999999998" calcext:value-type="float">
            <text:p>0,000609</text:p>
          </table:table-cell>
          <table:table-cell table:style-name="ce10" table:formula="of:=[.$B$5]*[.$B$6]*[.E23]" office:value-type="float" office:value="2937.114" calcext:value-type="float">
            <text:p>2937</text:p>
          </table:table-cell>
          <table:table-cell table:style-name="ce11" table:formula="of:=[.N23]/[.$B$5] * 0.001 + [.N23]/[.$B$6] * 1 + [.N23]/[.E23]*[.F23]" office:value-type="float" office:value="201.7446" calcext:value-type="float">
            <text:p>202</text:p>
          </table:table-cell>
          <table:table-cell/>
          <table:table-cell office:value-type="float" office:value="0.000608999999999998" calcext:value-type="float">
            <text:p>0,000609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2" office:value-type="float" office:value="95.7" calcext:value-type="float">
            <text:p>95,7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24]" office:value-type="float" office:value="2.3" calcext:value-type="float">
            <text:p>2,3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187.2" calcext:value-type="float">
            <text:p>187,20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24]-[.$B$3]" office:value-type="float" office:value="4.33999999999998" calcext:value-type="float">
            <text:p>4,34</text:p>
          </table:table-cell>
          <table:table-cell table:style-name="ce4" office:value-type="float" office:value="0.02" calcext:value-type="float">
            <text:p>0,02</text:p>
          </table:table-cell>
          <table:table-cell table:style-name="ce5" table:formula="of:=[.I24]/(1*10)" office:value-type="float" office:value="0.433999999999998" calcext:value-type="float">
            <text:p>0,43</text:p>
          </table:table-cell>
          <table:table-cell table:style-name="ce8" table:formula="of:=[.K24]/[.$B$5] * 0.001 + [.K24]/[.I24] * [.J24]+ [.K24]/10*0.5" office:value-type="float" office:value="0.0241348697394788" calcext:value-type="float">
            <text:p>0,02</text:p>
          </table:table-cell>
          <table:table-cell table:formula="of:=[.K24]/1000" office:value-type="float" office:value="0.000433999999999998" calcext:value-type="float">
            <text:p>0,000434</text:p>
          </table:table-cell>
          <table:table-cell table:style-name="ce10" table:formula="of:=[.$B$5]*[.$B$6]*[.E24]" office:value-type="float" office:value="2251.7874" calcext:value-type="float">
            <text:p>2252</text:p>
          </table:table-cell>
          <table:table-cell table:style-name="ce11" table:formula="of:=[.N24]/[.$B$5] * 0.001 + [.N24]/[.$B$6] * 1 + [.N24]/[.E24]*[.F24]" office:value-type="float" office:value="200.3593" calcext:value-type="float">
            <text:p>200</text:p>
          </table:table-cell>
          <table:table-cell/>
          <table:table-cell office:value-type="float" office:value="0.000433999999999997" calcext:value-type="float">
            <text:p>0,000434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2" office:value-type="float" office:value="96.6" calcext:value-type="float">
            <text:p>96,6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25]" office:value-type="float" office:value="1.40000000000001" calcext:value-type="float">
            <text:p>1,4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185.01" calcext:value-type="float">
            <text:p>185,01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25]-[.$B$3]" office:value-type="float" office:value="2.14999999999998" calcext:value-type="float">
            <text:p>2,15</text:p>
          </table:table-cell>
          <table:table-cell table:style-name="ce4" office:value-type="float" office:value="0.02" calcext:value-type="float">
            <text:p>0,02</text:p>
          </table:table-cell>
          <table:table-cell table:style-name="ce6" table:formula="of:=[.I25]/(1*10)" office:value-type="float" office:value="0.214999999999998" calcext:value-type="float">
            <text:p>0,215</text:p>
          </table:table-cell>
          <table:table-cell table:style-name="ce9" table:formula="of:=[.K25]/[.$B$5] * 0.001 + [.K25]/[.I25] * [.J25]+ [.K25]/10*0.5" office:value-type="float" office:value="0.0129654308617233" calcext:value-type="float">
            <text:p>0,013</text:p>
          </table:table-cell>
          <table:table-cell table:formula="of:=[.K25]/1000" office:value-type="float" office:value="0.000214999999999998" calcext:value-type="float">
            <text:p>0,000215</text:p>
          </table:table-cell>
          <table:table-cell table:style-name="ce10" table:formula="of:=[.$B$5]*[.$B$6]*[.E25]" office:value-type="float" office:value="1370.65320000001" calcext:value-type="float">
            <text:p>1371</text:p>
          </table:table-cell>
          <table:table-cell table:style-name="ce11" table:formula="of:=[.N25]/[.$B$5] * 0.001 + [.N25]/[.$B$6] * 1 + [.N25]/[.E25]*[.F25]" office:value-type="float" office:value="198.5782" calcext:value-type="float">
            <text:p>199</text:p>
          </table:table-cell>
          <table:table-cell/>
          <table:table-cell office:value-type="float" office:value="0.000214999999999998" calcext:value-type="float">
            <text:p>0,000215</text:p>
          </table:table-cell>
          <table:table-cell table:number-columns-repeated="53"/>
        </table:table-row>
        <table:table-row table:style-name="ro1">
          <table:table-cell table:number-columns-repeated="70"/>
        </table:table-row>
        <table:table-row table:style-name="ro1">
          <table:table-cell table:number-columns-repeated="4"/>
          <table:table-cell office:value-type="string" calcext:value-type="string">
            <text:p>98 es la altura total del bicho</text:p>
          </table:table-cell>
          <table:table-cell table:number-columns-repeated="10"/>
          <table:table-cell>
            <draw:frame table:end-cell-address="'valores brutos'.X42" table:end-x="0.641cm" table:end-y="0.163cm" draw:z-index="0" draw:name="Gráfico 3" draw:style-name="gr1" draw:text-style-name="P1" svg:width="12.821cm" svg:height="7.244cm" svg:x="2cm" svg:y="0.222cm">
              <draw:object draw:notify-on-update-of-ranges="'valores brutos'.N2:'valores brutos'.N25 'valores brutos'.Q2:'valores brutos'.Q2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4"/>
        </table:table-row>
        <table:table-row table:style-name="ro1" table:number-rows-repeated="1048548">
          <table:table-cell table:number-columns-repeated="70"/>
        </table:table-row>
        <table:table-row table:style-name="ro1">
          <table:table-cell table:number-columns-repeated="70"/>
        </table:table-row>
      </table:table>
      <table:table table:name="para la tabla" table:style-name="ta2">
        <office:forms form:automatic-focus="false" form:apply-design-mode="false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4" table:number-columns-repeated="3" table:default-cell-style-name="Default"/>
        <table:table-column table:style-name="co12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ara 10s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D (cm) +- 0,1</text:p>
          </table:table-cell>
          <table:table-cell office:value-type="string" calcext:value-type="string">
            <text:p>Altura (98-D)+-0,2</text:p>
          </table:table-cell>
          <table:table-cell office:value-type="string" calcext:value-type="string">
            <text:p>Mtot +- 0,01</text:p>
          </table:table-cell>
          <table:table-cell office:value-type="string" calcext:value-type="string">
            <text:p>Magua +- 0,02</text:p>
          </table:table-cell>
          <table:table-cell office:value-type="string" calcext:value-type="string">
            <text:p>Q (cm3/s)</text:p>
          </table:table-cell>
          <table:table-cell office:value-type="string" calcext:value-type="string">
            <text:p>Error Q</text:p>
          </table:table-cell>
          <table:table-cell office:value-type="string" calcext:value-type="string">
            <text:p>Delta p</text:p>
          </table:table-cell>
          <table:table-cell office:value-type="string" calcext:value-type="string">
            <text:p>Error deltap</text:p>
          </table:table-cell>
        </table:table-row>
        <table:table-row table:style-name="ro1">
          <table:table-cell table:number-columns-repeated="2"/>
          <table:table-cell table:style-name="ce2" office:value-type="float" office:value="30" calcext:value-type="float">
            <text:p>30,0</text:p>
          </table:table-cell>
          <table:table-cell table:style-name="ce2" office:value-type="float" office:value="68" calcext:value-type="float">
            <text:p>68,0</text:p>
          </table:table-cell>
          <table:table-cell table:style-name="ce5" office:value-type="float" office:value="269.12" calcext:value-type="float">
            <text:p>269,12</text:p>
          </table:table-cell>
          <table:table-cell table:style-name="ce5" office:value-type="float" office:value="86.26" calcext:value-type="float">
            <text:p>86,26</text:p>
          </table:table-cell>
          <table:table-cell table:style-name="ce2" office:value-type="float" office:value="8.626" calcext:value-type="float">
            <text:p>8,6</text:p>
          </table:table-cell>
          <table:table-cell table:style-name="ce2" office:value-type="float" office:value="0.441943286573146" calcext:value-type="float">
            <text:p>0,4</text:p>
          </table:table-cell>
          <table:table-cell table:style-name="ce10" office:value-type="float" office:value="66500" calcext:value-type="float">
            <text:p>66500</text:p>
          </table:table-cell>
          <table:table-cell table:style-name="ce12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2" office:value-type="float" office:value="35.4" calcext:value-type="float">
            <text:p>35,4</text:p>
          </table:table-cell>
          <table:table-cell table:style-name="ce2" office:value-type="float" office:value="62.6" calcext:value-type="float">
            <text:p>62,6</text:p>
          </table:table-cell>
          <table:table-cell table:style-name="ce5" office:value-type="float" office:value="262.86" calcext:value-type="float">
            <text:p>262,86</text:p>
          </table:table-cell>
          <table:table-cell table:style-name="ce5" office:value-type="float" office:value="80" calcext:value-type="float">
            <text:p>80,00</text:p>
          </table:table-cell>
          <table:table-cell table:style-name="ce2" office:value-type="float" office:value="8" calcext:value-type="float">
            <text:p>8,0</text:p>
          </table:table-cell>
          <table:table-cell table:style-name="ce2" office:value-type="float" office:value="0.410016032064128" calcext:value-type="float">
            <text:p>0,4</text:p>
          </table:table-cell>
          <table:table-cell table:style-name="ce10" office:value-type="float" office:value="61300" calcext:value-type="float">
            <text:p>61300</text:p>
          </table:table-cell>
          <table:table-cell table:style-name="ce12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2" office:value-type="float" office:value="40.4" calcext:value-type="float">
            <text:p>40,4</text:p>
          </table:table-cell>
          <table:table-cell table:style-name="ce2" office:value-type="float" office:value="57.6" calcext:value-type="float">
            <text:p>57,6</text:p>
          </table:table-cell>
          <table:table-cell table:style-name="ce5" office:value-type="float" office:value="261.28" calcext:value-type="float">
            <text:p>261,28</text:p>
          </table:table-cell>
          <table:table-cell table:style-name="ce5" office:value-type="float" office:value="78.42" calcext:value-type="float">
            <text:p>78,42</text:p>
          </table:table-cell>
          <table:table-cell table:style-name="ce2" office:value-type="float" office:value="7.842" calcext:value-type="float">
            <text:p>7,8</text:p>
          </table:table-cell>
          <table:table-cell table:style-name="ce2" office:value-type="float" office:value="0.401957715430862" calcext:value-type="float">
            <text:p>0,4</text:p>
          </table:table-cell>
          <table:table-cell table:style-name="ce10" office:value-type="float" office:value="56400" calcext:value-type="float">
            <text:p>56400</text:p>
          </table:table-cell>
          <table:table-cell table:style-name="ce12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2" office:value-type="float" office:value="45" calcext:value-type="float">
            <text:p>45,0</text:p>
          </table:table-cell>
          <table:table-cell table:style-name="ce2" office:value-type="float" office:value="53" calcext:value-type="float">
            <text:p>53,0</text:p>
          </table:table-cell>
          <table:table-cell table:style-name="ce5" office:value-type="float" office:value="257.62" calcext:value-type="float">
            <text:p>257,62</text:p>
          </table:table-cell>
          <table:table-cell table:style-name="ce5" office:value-type="float" office:value="74.76" calcext:value-type="float">
            <text:p>74,76</text:p>
          </table:table-cell>
          <table:table-cell table:style-name="ce2" office:value-type="float" office:value="7.476" calcext:value-type="float">
            <text:p>7,5</text:p>
          </table:table-cell>
          <table:table-cell table:style-name="ce2" office:value-type="float" office:value="0.383290981963928" calcext:value-type="float">
            <text:p>0,4</text:p>
          </table:table-cell>
          <table:table-cell table:style-name="ce10" office:value-type="float" office:value="51900" calcext:value-type="float">
            <text:p>51900</text:p>
          </table:table-cell>
          <table:table-cell table:style-name="ce12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2" office:value-type="float" office:value="50" calcext:value-type="float">
            <text:p>50,0</text:p>
          </table:table-cell>
          <table:table-cell table:style-name="ce2" office:value-type="float" office:value="48" calcext:value-type="float">
            <text:p>48,0</text:p>
          </table:table-cell>
          <table:table-cell table:style-name="ce5" office:value-type="float" office:value="257.03" calcext:value-type="float">
            <text:p>257,03</text:p>
          </table:table-cell>
          <table:table-cell table:style-name="ce5" office:value-type="float" office:value="74.17" calcext:value-type="float">
            <text:p>74,17</text:p>
          </table:table-cell>
          <table:table-cell table:style-name="ce2" office:value-type="float" office:value="7.417" calcext:value-type="float">
            <text:p>7,4</text:p>
          </table:table-cell>
          <table:table-cell table:style-name="ce2" office:value-type="float" office:value="0.380281863727455" calcext:value-type="float">
            <text:p>0,4</text:p>
          </table:table-cell>
          <table:table-cell table:style-name="ce10" office:value-type="float" office:value="45000" calcext:value-type="float">
            <text:p>45000</text:p>
          </table:table-cell>
          <table:table-cell table:style-name="ce12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2" office:value-type="float" office:value="55.2" calcext:value-type="float">
            <text:p>55,2</text:p>
          </table:table-cell>
          <table:table-cell table:style-name="ce2" office:value-type="float" office:value="42.8" calcext:value-type="float">
            <text:p>42,8</text:p>
          </table:table-cell>
          <table:table-cell table:style-name="ce5" office:value-type="float" office:value="251.52" calcext:value-type="float">
            <text:p>251,52</text:p>
          </table:table-cell>
          <table:table-cell table:style-name="ce5" office:value-type="float" office:value="68.66" calcext:value-type="float">
            <text:p>68,66</text:p>
          </table:table-cell>
          <table:table-cell table:style-name="ce2" office:value-type="float" office:value="6.866" calcext:value-type="float">
            <text:p>6,9</text:p>
          </table:table-cell>
          <table:table-cell table:style-name="ce2" office:value-type="float" office:value="0.352179759519038" calcext:value-type="float">
            <text:p>0,4</text:p>
          </table:table-cell>
          <table:table-cell table:style-name="ce10" office:value-type="float" office:value="41900" calcext:value-type="float">
            <text:p>41900</text:p>
          </table:table-cell>
          <table:table-cell table:style-name="ce12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2" office:value-type="float" office:value="60.2" calcext:value-type="float">
            <text:p>60,2</text:p>
          </table:table-cell>
          <table:table-cell table:style-name="ce2" office:value-type="float" office:value="37.8" calcext:value-type="float">
            <text:p>37,8</text:p>
          </table:table-cell>
          <table:table-cell table:style-name="ce5" office:value-type="float" office:value="250.47" calcext:value-type="float">
            <text:p>250,47</text:p>
          </table:table-cell>
          <table:table-cell table:style-name="ce5" office:value-type="float" office:value="67.61" calcext:value-type="float">
            <text:p>67,61</text:p>
          </table:table-cell>
          <table:table-cell table:style-name="ce2" office:value-type="float" office:value="6.761" calcext:value-type="float">
            <text:p>6,8</text:p>
          </table:table-cell>
          <table:table-cell table:style-name="ce2" office:value-type="float" office:value="0.346824549098196" calcext:value-type="float">
            <text:p>0,3</text:p>
          </table:table-cell>
          <table:table-cell table:style-name="ce10" office:value-type="float" office:value="37000" calcext:value-type="float">
            <text:p>37000</text:p>
          </table:table-cell>
          <table:table-cell table:style-name="ce12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2" office:value-type="float" office:value="65.2" calcext:value-type="float">
            <text:p>65,2</text:p>
          </table:table-cell>
          <table:table-cell table:style-name="ce2" office:value-type="float" office:value="32.8" calcext:value-type="float">
            <text:p>32,8</text:p>
          </table:table-cell>
          <table:table-cell table:style-name="ce5" office:value-type="float" office:value="248.3" calcext:value-type="float">
            <text:p>248,30</text:p>
          </table:table-cell>
          <table:table-cell table:style-name="ce5" office:value-type="float" office:value="65.44" calcext:value-type="float">
            <text:p>65,44</text:p>
          </table:table-cell>
          <table:table-cell table:style-name="ce2" office:value-type="float" office:value="6.544" calcext:value-type="float">
            <text:p>6,5</text:p>
          </table:table-cell>
          <table:table-cell table:style-name="ce2" office:value-type="float" office:value="0.335757114228457" calcext:value-type="float">
            <text:p>0,3</text:p>
          </table:table-cell>
          <table:table-cell table:style-name="ce10" office:value-type="float" office:value="32100" calcext:value-type="float">
            <text:p>32100</text:p>
          </table:table-cell>
          <table:table-cell table:style-name="ce12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2" office:value-type="float" office:value="70.2" calcext:value-type="float">
            <text:p>70,2</text:p>
          </table:table-cell>
          <table:table-cell table:style-name="ce2" office:value-type="float" office:value="27.8" calcext:value-type="float">
            <text:p>27,8</text:p>
          </table:table-cell>
          <table:table-cell table:style-name="ce5" office:value-type="float" office:value="243.77" calcext:value-type="float">
            <text:p>243,77</text:p>
          </table:table-cell>
          <table:table-cell table:style-name="ce5" office:value-type="float" office:value="60.91" calcext:value-type="float">
            <text:p>60,91</text:p>
          </table:table-cell>
          <table:table-cell table:style-name="ce2" office:value-type="float" office:value="6.091" calcext:value-type="float">
            <text:p>6,1</text:p>
          </table:table-cell>
          <table:table-cell table:style-name="ce2" office:value-type="float" office:value="0.312653206412826" calcext:value-type="float">
            <text:p>0,3</text:p>
          </table:table-cell>
          <table:table-cell table:style-name="ce10" office:value-type="float" office:value="27200" calcext:value-type="float">
            <text:p>27200</text:p>
          </table:table-cell>
          <table:table-cell table:style-name="ce12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2" office:value-type="float" office:value="75" calcext:value-type="float">
            <text:p>75,0</text:p>
          </table:table-cell>
          <table:table-cell table:style-name="ce2" office:value-type="float" office:value="23" calcext:value-type="float">
            <text:p>23,0</text:p>
          </table:table-cell>
          <table:table-cell table:style-name="ce5" office:value-type="float" office:value="235.59" calcext:value-type="float">
            <text:p>235,59</text:p>
          </table:table-cell>
          <table:table-cell table:style-name="ce5" office:value-type="float" office:value="52.73" calcext:value-type="float">
            <text:p>52,73</text:p>
          </table:table-cell>
          <table:table-cell table:style-name="ce2" office:value-type="float" office:value="5.273" calcext:value-type="float">
            <text:p>5,3</text:p>
          </table:table-cell>
          <table:table-cell table:style-name="ce2" office:value-type="float" office:value="0.270933567134268" calcext:value-type="float">
            <text:p>0,3</text:p>
          </table:table-cell>
          <table:table-cell table:style-name="ce10" office:value-type="float" office:value="22500" calcext:value-type="float">
            <text:p>225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2" office:value-type="float" office:value="80" calcext:value-type="float">
            <text:p>80,0</text:p>
          </table:table-cell>
          <table:table-cell table:style-name="ce2" office:value-type="float" office:value="18" calcext:value-type="float">
            <text:p>18,0</text:p>
          </table:table-cell>
          <table:table-cell table:style-name="ce5" office:value-type="float" office:value="225.24" calcext:value-type="float">
            <text:p>225,24</text:p>
          </table:table-cell>
          <table:table-cell table:style-name="ce5" office:value-type="float" office:value="42.38" calcext:value-type="float">
            <text:p>42,38</text:p>
          </table:table-cell>
          <table:table-cell table:style-name="ce2" office:value-type="float" office:value="4.238" calcext:value-type="float">
            <text:p>4,2</text:p>
          </table:table-cell>
          <table:table-cell table:style-name="ce2" office:value-type="float" office:value="0.218146492985972" calcext:value-type="float">
            <text:p>0,2</text:p>
          </table:table-cell>
          <table:table-cell table:style-name="ce10" office:value-type="float" office:value="17600" calcext:value-type="float">
            <text:p>176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2" office:value-type="float" office:value="82" calcext:value-type="float">
            <text:p>82,0</text:p>
          </table:table-cell>
          <table:table-cell table:style-name="ce2" office:value-type="float" office:value="16" calcext:value-type="float">
            <text:p>16,0</text:p>
          </table:table-cell>
          <table:table-cell table:style-name="ce5" office:value-type="float" office:value="222.14" calcext:value-type="float">
            <text:p>222,14</text:p>
          </table:table-cell>
          <table:table-cell table:style-name="ce5" office:value-type="float" office:value="39.28" calcext:value-type="float">
            <text:p>39,28</text:p>
          </table:table-cell>
          <table:table-cell table:style-name="ce2" office:value-type="float" office:value="3.928" calcext:value-type="float">
            <text:p>3,9</text:p>
          </table:table-cell>
          <table:table-cell table:style-name="ce2" office:value-type="float" office:value="0.202335871743487" calcext:value-type="float">
            <text:p>0,2</text:p>
          </table:table-cell>
          <table:table-cell table:style-name="ce10" office:value-type="float" office:value="16000" calcext:value-type="float">
            <text:p>160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2" office:value-type="float" office:value="84" calcext:value-type="float">
            <text:p>84,0</text:p>
          </table:table-cell>
          <table:table-cell table:style-name="ce2" office:value-type="float" office:value="14" calcext:value-type="float">
            <text:p>14,0</text:p>
          </table:table-cell>
          <table:table-cell table:style-name="ce5" office:value-type="float" office:value="217.59" calcext:value-type="float">
            <text:p>217,59</text:p>
          </table:table-cell>
          <table:table-cell table:style-name="ce5" office:value-type="float" office:value="34.73" calcext:value-type="float">
            <text:p>34,73</text:p>
          </table:table-cell>
          <table:table-cell table:style-name="ce2" office:value-type="float" office:value="3.473" calcext:value-type="float">
            <text:p>3,5</text:p>
          </table:table-cell>
          <table:table-cell table:style-name="ce2" office:value-type="float" office:value="0.17912995991984" calcext:value-type="float">
            <text:p>0,2</text:p>
          </table:table-cell>
          <table:table-cell table:style-name="ce10" office:value-type="float" office:value="13700" calcext:value-type="float">
            <text:p>137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2" office:value-type="float" office:value="86" calcext:value-type="float">
            <text:p>86,0</text:p>
          </table:table-cell>
          <table:table-cell table:style-name="ce2" office:value-type="float" office:value="12" calcext:value-type="float">
            <text:p>12,0</text:p>
          </table:table-cell>
          <table:table-cell table:style-name="ce5" office:value-type="float" office:value="214.03" calcext:value-type="float">
            <text:p>214,03</text:p>
          </table:table-cell>
          <table:table-cell table:style-name="ce5" office:value-type="float" office:value="31.17" calcext:value-type="float">
            <text:p>31,17</text:p>
          </table:table-cell>
          <table:table-cell table:style-name="ce2" office:value-type="float" office:value="3.117" calcext:value-type="float">
            <text:p>3,1</text:p>
          </table:table-cell>
          <table:table-cell table:style-name="ce2" office:value-type="float" office:value="0.160973246492986" calcext:value-type="float">
            <text:p>0,2</text:p>
          </table:table-cell>
          <table:table-cell table:style-name="ce10" office:value-type="float" office:value="11700" calcext:value-type="float">
            <text:p>117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2" office:value-type="float" office:value="88" calcext:value-type="float">
            <text:p>88,0</text:p>
          </table:table-cell>
          <table:table-cell table:style-name="ce2" office:value-type="float" office:value="10" calcext:value-type="float">
            <text:p>10,0</text:p>
          </table:table-cell>
          <table:table-cell table:style-name="ce5" office:value-type="float" office:value="209.26" calcext:value-type="float">
            <text:p>209,26</text:p>
          </table:table-cell>
          <table:table-cell table:style-name="ce5" office:value-type="float" office:value="26.4" calcext:value-type="float">
            <text:p>26,40</text:p>
          </table:table-cell>
          <table:table-cell table:style-name="ce5" office:value-type="float" office:value="2.64" calcext:value-type="float">
            <text:p>2,64</text:p>
          </table:table-cell>
          <table:table-cell table:style-name="ce5" office:value-type="float" office:value="0.136645290581162" calcext:value-type="float">
            <text:p>0,14</text:p>
          </table:table-cell>
          <table:table-cell table:style-name="ce10" office:value-type="float" office:value="9800" calcext:value-type="float">
            <text:p>98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2" office:value-type="float" office:value="90" calcext:value-type="float">
            <text:p>90,0</text:p>
          </table:table-cell>
          <table:table-cell table:style-name="ce2" office:value-type="float" office:value="8" calcext:value-type="float">
            <text:p>8,0</text:p>
          </table:table-cell>
          <table:table-cell table:style-name="ce5" office:value-type="float" office:value="204.77" calcext:value-type="float">
            <text:p>204,77</text:p>
          </table:table-cell>
          <table:table-cell table:style-name="ce5" office:value-type="float" office:value="21.91" calcext:value-type="float">
            <text:p>21,91</text:p>
          </table:table-cell>
          <table:table-cell table:style-name="ce5" office:value-type="float" office:value="2.191" calcext:value-type="float">
            <text:p>2,19</text:p>
          </table:table-cell>
          <table:table-cell table:style-name="ce5" office:value-type="float" office:value="0.113745390781563" calcext:value-type="float">
            <text:p>0,11</text:p>
          </table:table-cell>
          <table:table-cell table:style-name="ce10" office:value-type="float" office:value="7800" calcext:value-type="float">
            <text:p>78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2" office:value-type="float" office:value="91" calcext:value-type="float">
            <text:p>91,0</text:p>
          </table:table-cell>
          <table:table-cell table:style-name="ce2" office:value-type="float" office:value="7" calcext:value-type="float">
            <text:p>7,0</text:p>
          </table:table-cell>
          <table:table-cell table:style-name="ce5" office:value-type="float" office:value="202.5" calcext:value-type="float">
            <text:p>202,50</text:p>
          </table:table-cell>
          <table:table-cell table:style-name="ce5" office:value-type="float" office:value="19.64" calcext:value-type="float">
            <text:p>19,64</text:p>
          </table:table-cell>
          <table:table-cell table:style-name="ce5" office:value-type="float" office:value="1.964" calcext:value-type="float">
            <text:p>1,96</text:p>
          </table:table-cell>
          <table:table-cell table:style-name="ce5" office:value-type="float" office:value="0.102167935871743" calcext:value-type="float">
            <text:p>0,10</text:p>
          </table:table-cell>
          <table:table-cell table:style-name="ce10" office:value-type="float" office:value="6900" calcext:value-type="float">
            <text:p>69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2" office:value-type="float" office:value="92" calcext:value-type="float">
            <text:p>92,0</text:p>
          </table:table-cell>
          <table:table-cell table:style-name="ce2" office:value-type="float" office:value="6" calcext:value-type="float">
            <text:p>6,0</text:p>
          </table:table-cell>
          <table:table-cell table:style-name="ce5" office:value-type="float" office:value="199.51" calcext:value-type="float">
            <text:p>199,51</text:p>
          </table:table-cell>
          <table:table-cell table:style-name="ce5" office:value-type="float" office:value="16.65" calcext:value-type="float">
            <text:p>16,65</text:p>
          </table:table-cell>
          <table:table-cell table:style-name="ce5" office:value-type="float" office:value="1.665" calcext:value-type="float">
            <text:p>1,67</text:p>
          </table:table-cell>
          <table:table-cell table:style-name="ce5" office:value-type="float" office:value="0.0869183366733466" calcext:value-type="float">
            <text:p>0,09</text:p>
          </table:table-cell>
          <table:table-cell table:style-name="ce10" office:value-type="float" office:value="5900" calcext:value-type="float">
            <text:p>59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2" office:value-type="float" office:value="93.3" calcext:value-type="float">
            <text:p>93,3</text:p>
          </table:table-cell>
          <table:table-cell table:style-name="ce2" office:value-type="float" office:value="4.7" calcext:value-type="float">
            <text:p>4,7</text:p>
          </table:table-cell>
          <table:table-cell table:style-name="ce5" office:value-type="float" office:value="194.69" calcext:value-type="float">
            <text:p>194,69</text:p>
          </table:table-cell>
          <table:table-cell table:style-name="ce5" office:value-type="float" office:value="11.83" calcext:value-type="float">
            <text:p>11,83</text:p>
          </table:table-cell>
          <table:table-cell table:style-name="ce5" office:value-type="float" office:value="1.183" calcext:value-type="float">
            <text:p>1,18</text:p>
          </table:table-cell>
          <table:table-cell table:style-name="ce5" office:value-type="float" office:value="0.0623353707414829" calcext:value-type="float">
            <text:p>0,06</text:p>
          </table:table-cell>
          <table:table-cell table:style-name="ce10" office:value-type="float" office:value="4600" calcext:value-type="float">
            <text:p>46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2" office:value-type="float" office:value="93.9" calcext:value-type="float">
            <text:p>93,9</text:p>
          </table:table-cell>
          <table:table-cell table:style-name="ce2" office:value-type="float" office:value="4.09999999999999" calcext:value-type="float">
            <text:p>4,1</text:p>
          </table:table-cell>
          <table:table-cell table:style-name="ce5" office:value-type="float" office:value="192.73" calcext:value-type="float">
            <text:p>192,73</text:p>
          </table:table-cell>
          <table:table-cell table:style-name="ce5" office:value-type="float" office:value="9.86999999999998" calcext:value-type="float">
            <text:p>9,87</text:p>
          </table:table-cell>
          <table:table-cell table:style-name="ce5" office:value-type="float" office:value="0.986999999999998" calcext:value-type="float">
            <text:p>0,99</text:p>
          </table:table-cell>
          <table:table-cell table:style-name="ce5" office:value-type="float" office:value="0.0523389779559117" calcext:value-type="float">
            <text:p>0,05</text:p>
          </table:table-cell>
          <table:table-cell table:style-name="ce10" office:value-type="float" office:value="4000" calcext:value-type="float">
            <text:p>40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2" office:value-type="float" office:value="94.6" calcext:value-type="float">
            <text:p>94,6</text:p>
          </table:table-cell>
          <table:table-cell table:style-name="ce2" office:value-type="float" office:value="3.40000000000001" calcext:value-type="float">
            <text:p>3,4</text:p>
          </table:table-cell>
          <table:table-cell table:style-name="ce5" office:value-type="float" office:value="190.44" calcext:value-type="float">
            <text:p>190,44</text:p>
          </table:table-cell>
          <table:table-cell table:style-name="ce5" office:value-type="float" office:value="7.57999999999998" calcext:value-type="float">
            <text:p>7,58</text:p>
          </table:table-cell>
          <table:table-cell table:style-name="ce5" office:value-type="float" office:value="0.757999999999998" calcext:value-type="float">
            <text:p>0,76</text:p>
          </table:table-cell>
          <table:table-cell table:style-name="ce5" office:value-type="float" office:value="0.0406595190380761" calcext:value-type="float">
            <text:p>0,04</text:p>
          </table:table-cell>
          <table:table-cell table:style-name="ce10" office:value-type="float" office:value="3300" calcext:value-type="float">
            <text:p>33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2" office:value-type="float" office:value="95" calcext:value-type="float">
            <text:p>95,0</text:p>
          </table:table-cell>
          <table:table-cell table:style-name="ce2" office:value-type="float" office:value="3" calcext:value-type="float">
            <text:p>3,0</text:p>
          </table:table-cell>
          <table:table-cell table:style-name="ce5" office:value-type="float" office:value="188.95" calcext:value-type="float">
            <text:p>188,95</text:p>
          </table:table-cell>
          <table:table-cell table:style-name="ce5" office:value-type="float" office:value="6.08999999999998" calcext:value-type="float">
            <text:p>6,09</text:p>
          </table:table-cell>
          <table:table-cell table:style-name="ce5" office:value-type="float" office:value="0.608999999999998" calcext:value-type="float">
            <text:p>0,61</text:p>
          </table:table-cell>
          <table:table-cell table:style-name="ce5" office:value-type="float" office:value="0.0330602204408816" calcext:value-type="float">
            <text:p>0,03</text:p>
          </table:table-cell>
          <table:table-cell table:style-name="ce10" office:value-type="float" office:value="2900" calcext:value-type="float">
            <text:p>29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2" office:value-type="float" office:value="95.7" calcext:value-type="float">
            <text:p>95,7</text:p>
          </table:table-cell>
          <table:table-cell table:style-name="ce2" office:value-type="float" office:value="2.3" calcext:value-type="float">
            <text:p>2,3</text:p>
          </table:table-cell>
          <table:table-cell table:style-name="ce5" office:value-type="float" office:value="187.2" calcext:value-type="float">
            <text:p>187,20</text:p>
          </table:table-cell>
          <table:table-cell table:style-name="ce5" office:value-type="float" office:value="4.33999999999998" calcext:value-type="float">
            <text:p>4,34</text:p>
          </table:table-cell>
          <table:table-cell table:style-name="ce5" office:value-type="float" office:value="0.433999999999998" calcext:value-type="float">
            <text:p>0,43</text:p>
          </table:table-cell>
          <table:table-cell table:style-name="ce5" office:value-type="float" office:value="0.0241348697394788" calcext:value-type="float">
            <text:p>0,02</text:p>
          </table:table-cell>
          <table:table-cell table:style-name="ce10" office:value-type="float" office:value="2300" calcext:value-type="float">
            <text:p>23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2" office:value-type="float" office:value="96.6" calcext:value-type="float">
            <text:p>96,6</text:p>
          </table:table-cell>
          <table:table-cell table:style-name="ce2" office:value-type="float" office:value="1.40000000000001" calcext:value-type="float">
            <text:p>1,4</text:p>
          </table:table-cell>
          <table:table-cell table:style-name="ce5" office:value-type="float" office:value="185.01" calcext:value-type="float">
            <text:p>185,01</text:p>
          </table:table-cell>
          <table:table-cell table:style-name="ce5" office:value-type="float" office:value="2.14999999999998" calcext:value-type="float">
            <text:p>2,15</text:p>
          </table:table-cell>
          <table:table-cell table:style-name="ce6" office:value-type="float" office:value="0.214999999999998" calcext:value-type="float">
            <text:p>0,215</text:p>
          </table:table-cell>
          <table:table-cell table:style-name="ce6" office:value-type="float" office:value="0.0129654308617233" calcext:value-type="float">
            <text:p>0,013</text:p>
          </table:table-cell>
          <table:table-cell table:style-name="ce10" office:value-type="float" office:value="1400" calcext:value-type="float">
            <text:p>14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 table:number-rows-repeated="104854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ultima tabla" table:style-name="ta2">
        <office:forms form:automatic-focus="false" form:apply-design-mode="false"/>
        <table:table-column table:style-name="co14" table:number-columns-repeated="11" table:default-cell-style-name="Default"/>
        <table:table-row table:style-name="ro1" table:number-rows-repeated="6">
          <table:table-cell table:number-columns-repeated="11"/>
        </table:table-row>
        <table:table-row table:style-name="ro1">
          <table:table-cell office:value-type="string" calcext:value-type="string">
            <text:p>Radio (cm)</text:p>
          </table:table-cell>
          <table:table-cell/>
          <table:table-cell office:value-type="string" calcext:value-type="string">
            <text:p>Altura +- 0,02</text:p>
          </table:table-cell>
          <table:table-cell office:value-type="string" calcext:value-type="string">
            <text:p>Q (cm³/s)</text:p>
          </table:table-cell>
          <table:table-cell office:value-type="string" calcext:value-type="string">
            <text:p>Error Q</text:p>
          </table:table-cell>
          <table:table-cell office:value-type="string" calcext:value-type="string">
            <text:p>U (cm/s)</text:p>
          </table:table-cell>
          <table:table-cell office:value-type="string" calcext:value-type="string">
            <text:p>Error U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Error Re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Error Lambda</text:p>
          </table:table-cell>
        </table:table-row>
        <table:table-row table:style-name="ro1">
          <table:table-cell office:value-type="float" office:value="0.149" calcext:value-type="float">
            <text:p>0,149</text:p>
          </table:table-cell>
          <table:table-cell/>
          <table:table-cell table:style-name="ce5" office:value-type="float" office:value="68" calcext:value-type="float">
            <text:p>68,00</text:p>
          </table:table-cell>
          <table:table-cell table:style-name="ce2" office:value-type="float" office:value="8.626" calcext:value-type="float">
            <text:p>8,6</text:p>
          </table:table-cell>
          <table:table-cell table:style-name="ce2" office:value-type="float" office:value="0.441943286573146" calcext:value-type="float">
            <text:p>0,4</text:p>
          </table:table-cell>
          <table:table-cell table:formula="of:=[.D8]/(PI()*[.$A$8])" office:value-type="float" office:value="18.4277924712844" calcext:value-type="float">
            <text:p>18,4277924712844</text:p>
          </table:table-cell>
          <table:table-cell table:formula="of:=(1/(PI() * [.$A$8]^2))*[.E8] +(2*[.D8]/(PI()*[.$A$8]^3))*[.$A$10]" office:value-type="float" office:value="9.6565959701782" calcext:value-type="float">
            <text:p>9,65659597017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 R</text:p>
          </table:table-cell>
          <table:table-cell/>
          <table:table-cell table:style-name="ce5" office:value-type="float" office:value="62.6" calcext:value-type="float">
            <text:p>62,60</text:p>
          </table:table-cell>
          <table:table-cell table:style-name="ce2" office:value-type="float" office:value="8" calcext:value-type="float">
            <text:p>8,0</text:p>
          </table:table-cell>
          <table:table-cell table:style-name="ce2" office:value-type="float" office:value="0.410016032064128" calcext:value-type="float">
            <text:p>0,4</text:p>
          </table:table-cell>
          <table:table-cell table:formula="of:=[.D9]/(PI()*[.$A$8])" office:value-type="float" office:value="17.0904636877203" calcext:value-type="float">
            <text:p>17,0904636877203</text:p>
          </table:table-cell>
          <table:table-cell table:formula="of:=(1/(PI() * [.$A$8]^2))*[.E9] +(2*[.D9]/(PI()*[.$A$8]^3))*[.$A$10]" office:value-type="float" office:value="8.95788528673228" calcext:value-type="float">
            <text:p>8,95788528673228</text:p>
          </table:table-cell>
          <table:table-cell table:number-columns-repeated="4"/>
        </table:table-row>
        <table:table-row table:style-name="ro1">
          <table:table-cell office:value-type="float" office:value="0.002" calcext:value-type="float">
            <text:p>0,002</text:p>
          </table:table-cell>
          <table:table-cell/>
          <table:table-cell table:style-name="ce5" office:value-type="float" office:value="57.6" calcext:value-type="float">
            <text:p>57,60</text:p>
          </table:table-cell>
          <table:table-cell table:style-name="ce2" office:value-type="float" office:value="7.842" calcext:value-type="float">
            <text:p>7,8</text:p>
          </table:table-cell>
          <table:table-cell table:style-name="ce2" office:value-type="float" office:value="0.401957715430862" calcext:value-type="float">
            <text:p>0,4</text:p>
          </table:table-cell>
          <table:table-cell table:formula="of:=[.D10]/(PI()*[.$A$8])" office:value-type="float" office:value="16.7529270298878" calcext:value-type="float">
            <text:p>16,7529270298878</text:p>
          </table:table-cell>
          <table:table-cell table:formula="of:=(1/(PI() * [.$A$8]^2))*[.E10] +(2*[.D10]/(PI()*[.$A$8]^3))*[.$A$10]" office:value-type="float" office:value="8.78153338899354" calcext:value-type="float">
            <text:p>8,7815333889935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float" office:value="53" calcext:value-type="float">
            <text:p>53,00</text:p>
          </table:table-cell>
          <table:table-cell table:style-name="ce2" office:value-type="float" office:value="7.476" calcext:value-type="float">
            <text:p>7,5</text:p>
          </table:table-cell>
          <table:table-cell table:style-name="ce2" office:value-type="float" office:value="0.383290981963928" calcext:value-type="float">
            <text:p>0,4</text:p>
          </table:table-cell>
          <table:table-cell table:formula="of:=[.D11]/(PI()*[.$A$8])" office:value-type="float" office:value="15.9710383161746" calcext:value-type="float">
            <text:p>15,9710383161746</text:p>
          </table:table-cell>
          <table:table-cell table:formula="of:=(1/(PI() * [.$A$8]^2))*[.E11] +(2*[.D11]/(PI()*[.$A$8]^3))*[.$A$10]" office:value-type="float" office:value="8.37302203094049" calcext:value-type="float">
            <text:p>8,3730220309404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float" office:value="48" calcext:value-type="float">
            <text:p>48,00</text:p>
          </table:table-cell>
          <table:table-cell table:style-name="ce2" office:value-type="float" office:value="7.417" calcext:value-type="float">
            <text:p>7,4</text:p>
          </table:table-cell>
          <table:table-cell table:style-name="ce2" office:value-type="float" office:value="0.380281863727455" calcext:value-type="float">
            <text:p>0,4</text:p>
          </table:table-cell>
          <table:table-cell table:formula="of:=[.D12]/(PI()*[.$A$8])" office:value-type="float" office:value="15.8449961464777" calcext:value-type="float">
            <text:p>15,8449961464777</text:p>
          </table:table-cell>
          <table:table-cell table:formula="of:=(1/(PI() * [.$A$8]^2))*[.E12] +(2*[.D12]/(PI()*[.$A$8]^3))*[.$A$10]" office:value-type="float" office:value="8.30716910710134" calcext:value-type="float">
            <text:p>8,3071691071013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float" office:value="42.8" calcext:value-type="float">
            <text:p>42,80</text:p>
          </table:table-cell>
          <table:table-cell table:style-name="ce2" office:value-type="float" office:value="6.866" calcext:value-type="float">
            <text:p>6,9</text:p>
          </table:table-cell>
          <table:table-cell table:style-name="ce2" office:value-type="float" office:value="0.352179759519038" calcext:value-type="float">
            <text:p>0,4</text:p>
          </table:table-cell>
          <table:table-cell table:formula="of:=[.D13]/(PI()*[.$A$8])" office:value-type="float" office:value="14.667890459986" calcext:value-type="float">
            <text:p>14,667890459986</text:p>
          </table:table-cell>
          <table:table-cell table:formula="of:=(1/(PI() * [.$A$8]^2))*[.E13] +(2*[.D13]/(PI()*[.$A$8]^3))*[.$A$10]" office:value-type="float" office:value="7.69216976751874" calcext:value-type="float">
            <text:p>7,6921697675187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float" office:value="37.8" calcext:value-type="float">
            <text:p>37,80</text:p>
          </table:table-cell>
          <table:table-cell table:style-name="ce2" office:value-type="float" office:value="6.761" calcext:value-type="float">
            <text:p>6,8</text:p>
          </table:table-cell>
          <table:table-cell table:style-name="ce2" office:value-type="float" office:value="0.346824549098196" calcext:value-type="float">
            <text:p>0,3</text:p>
          </table:table-cell>
          <table:table-cell table:formula="of:=[.D14]/(PI()*[.$A$8])" office:value-type="float" office:value="14.4435781240846" calcext:value-type="float">
            <text:p>14,4435781240846</text:p>
          </table:table-cell>
          <table:table-cell table:formula="of:=(1/(PI() * [.$A$8]^2))*[.E14] +(2*[.D14]/(PI()*[.$A$8]^3))*[.$A$10]" office:value-type="float" office:value="7.57497388611008" calcext:value-type="float">
            <text:p>7,5749738861100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float" office:value="32.8" calcext:value-type="float">
            <text:p>32,80</text:p>
          </table:table-cell>
          <table:table-cell table:style-name="ce2" office:value-type="float" office:value="6.544" calcext:value-type="float">
            <text:p>6,5</text:p>
          </table:table-cell>
          <table:table-cell table:style-name="ce2" office:value-type="float" office:value="0.335757114228457" calcext:value-type="float">
            <text:p>0,3</text:p>
          </table:table-cell>
          <table:table-cell table:formula="of:=[.D15]/(PI()*[.$A$8])" office:value-type="float" office:value="13.9799992965552" calcext:value-type="float">
            <text:p>13,9799992965552</text:p>
          </table:table-cell>
          <table:table-cell table:formula="of:=(1/(PI() * [.$A$8]^2))*[.E15] +(2*[.D15]/(PI()*[.$A$8]^3))*[.$A$10]" office:value-type="float" office:value="7.33276906453219" calcext:value-type="float">
            <text:p>7,3327690645321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float" office:value="27.8" calcext:value-type="float">
            <text:p>27,80</text:p>
          </table:table-cell>
          <table:table-cell table:style-name="ce2" office:value-type="float" office:value="6.091" calcext:value-type="float">
            <text:p>6,1</text:p>
          </table:table-cell>
          <table:table-cell table:style-name="ce2" office:value-type="float" office:value="0.312653206412826" calcext:value-type="float">
            <text:p>0,3</text:p>
          </table:table-cell>
          <table:table-cell table:formula="of:=[.D16]/(PI()*[.$A$8])" office:value-type="float" office:value="13.012251790238" calcext:value-type="float">
            <text:p>13,012251790238</text:p>
          </table:table-cell>
          <table:table-cell table:formula="of:=(1/(PI() * [.$A$8]^2))*[.E16] +(2*[.D16]/(PI()*[.$A$8]^3))*[.$A$10]" office:value-type="float" office:value="6.82715254759768" calcext:value-type="float">
            <text:p>6,8271525475976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float" office:value="23" calcext:value-type="float">
            <text:p>23,00</text:p>
          </table:table-cell>
          <table:table-cell table:style-name="ce2" office:value-type="float" office:value="5.273" calcext:value-type="float">
            <text:p>5,3</text:p>
          </table:table-cell>
          <table:table-cell table:style-name="ce2" office:value-type="float" office:value="0.270933567134268" calcext:value-type="float">
            <text:p>0,3</text:p>
          </table:table-cell>
          <table:table-cell table:formula="of:=[.D17]/(PI()*[.$A$8])" office:value-type="float" office:value="11.2647518781686" calcext:value-type="float">
            <text:p>11,2647518781686</text:p>
          </table:table-cell>
          <table:table-cell table:formula="of:=(1/(PI() * [.$A$8]^2))*[.E17] +(2*[.D17]/(PI()*[.$A$8]^3))*[.$A$10]" office:value-type="float" office:value="5.91414082386162" calcext:value-type="float">
            <text:p>5,9141408238616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float" office:value="18" calcext:value-type="float">
            <text:p>18,00</text:p>
          </table:table-cell>
          <table:table-cell table:style-name="ce2" office:value-type="float" office:value="4.238" calcext:value-type="float">
            <text:p>4,2</text:p>
          </table:table-cell>
          <table:table-cell table:style-name="ce2" office:value-type="float" office:value="0.218146492985972" calcext:value-type="float">
            <text:p>0,2</text:p>
          </table:table-cell>
          <table:table-cell table:formula="of:=[.D18]/(PI()*[.$A$8])" office:value-type="float" office:value="9.05367313856983" calcext:value-type="float">
            <text:p>9,05367313856983</text:p>
          </table:table-cell>
          <table:table-cell table:formula="of:=(1/(PI() * [.$A$8]^2))*[.E18] +(2*[.D18]/(PI()*[.$A$8]^3))*[.$A$10]" office:value-type="float" office:value="4.75892427854769" calcext:value-type="float">
            <text:p>4,7589242785476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float" office:value="16" calcext:value-type="float">
            <text:p>16,00</text:p>
          </table:table-cell>
          <table:table-cell table:style-name="ce2" office:value-type="float" office:value="3.928" calcext:value-type="float">
            <text:p>3,9</text:p>
          </table:table-cell>
          <table:table-cell table:style-name="ce2" office:value-type="float" office:value="0.202335871743487" calcext:value-type="float">
            <text:p>0,2</text:p>
          </table:table-cell>
          <table:table-cell table:formula="of:=[.D19]/(PI()*[.$A$8])" office:value-type="float" office:value="8.39141767067067" calcext:value-type="float">
            <text:p>8,39141767067067</text:p>
          </table:table-cell>
          <table:table-cell table:formula="of:=(1/(PI() * [.$A$8]^2))*[.E19] +(2*[.D19]/(PI()*[.$A$8]^3))*[.$A$10]" office:value-type="float" office:value="4.41291739057926" calcext:value-type="float">
            <text:p>4,4129173905792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float" office:value="14" calcext:value-type="float">
            <text:p>14,00</text:p>
          </table:table-cell>
          <table:table-cell table:style-name="ce2" office:value-type="float" office:value="3.473" calcext:value-type="float">
            <text:p>3,5</text:p>
          </table:table-cell>
          <table:table-cell table:style-name="ce2" office:value-type="float" office:value="0.17912995991984" calcext:value-type="float">
            <text:p>0,2</text:p>
          </table:table-cell>
          <table:table-cell table:formula="of:=[.D20]/(PI()*[.$A$8])" office:value-type="float" office:value="7.41939754843158" calcext:value-type="float">
            <text:p>7,41939754843158</text:p>
          </table:table-cell>
          <table:table-cell table:formula="of:=(1/(PI() * [.$A$8]^2))*[.E20] +(2*[.D20]/(PI()*[.$A$8]^3))*[.$A$10]" office:value-type="float" office:value="3.90506857114173" calcext:value-type="float">
            <text:p>3,9050685711417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float" office:value="12" calcext:value-type="float">
            <text:p>12,00</text:p>
          </table:table-cell>
          <table:table-cell table:style-name="ce2" office:value-type="float" office:value="3.117" calcext:value-type="float">
            <text:p>3,1</text:p>
          </table:table-cell>
          <table:table-cell table:style-name="ce2" office:value-type="float" office:value="0.160973246492986" calcext:value-type="float">
            <text:p>0,2</text:p>
          </table:table-cell>
          <table:table-cell table:formula="of:=[.D21]/(PI()*[.$A$8])" office:value-type="float" office:value="6.65887191432802" calcext:value-type="float">
            <text:p>6,65887191432802</text:p>
          </table:table-cell>
          <table:table-cell table:formula="of:=(1/(PI() * [.$A$8]^2))*[.E21] +(2*[.D21]/(PI()*[.$A$8]^3))*[.$A$10]" office:value-type="float" office:value="3.50771872560379" calcext:value-type="float">
            <text:p>3,5077187256037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float" office:value="10" calcext:value-type="float">
            <text:p>10,00</text:p>
          </table:table-cell>
          <table:table-cell table:style-name="ce5" office:value-type="float" office:value="2.64" calcext:value-type="float">
            <text:p>2,64</text:p>
          </table:table-cell>
          <table:table-cell table:style-name="ce5" office:value-type="float" office:value="0.136645290581162" calcext:value-type="float">
            <text:p>0,14</text:p>
          </table:table-cell>
          <table:table-cell table:formula="of:=[.D22]/(PI()*[.$A$8])" office:value-type="float" office:value="5.6398530169477" calcext:value-type="float">
            <text:p>5,6398530169477</text:p>
          </table:table-cell>
          <table:table-cell table:formula="of:=(1/(PI() * [.$A$8]^2))*[.E22] +(2*[.D22]/(PI()*[.$A$8]^3))*[.$A$10]" office:value-type="float" office:value="2.97531457863301" calcext:value-type="float">
            <text:p>2,9753145786330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float" office:value="8" calcext:value-type="float">
            <text:p>8,00</text:p>
          </table:table-cell>
          <table:table-cell table:style-name="ce5" office:value-type="float" office:value="2.191" calcext:value-type="float">
            <text:p>2,19</text:p>
          </table:table-cell>
          <table:table-cell table:style-name="ce5" office:value-type="float" office:value="0.113745390781563" calcext:value-type="float">
            <text:p>0,11</text:p>
          </table:table-cell>
          <table:table-cell table:formula="of:=[.D23]/(PI()*[.$A$8])" office:value-type="float" office:value="4.6806507424744" calcext:value-type="float">
            <text:p>4,6806507424744</text:p>
          </table:table-cell>
          <table:table-cell table:formula="of:=(1/(PI() * [.$A$8]^2))*[.E23] +(2*[.D23]/(PI()*[.$A$8]^3))*[.$A$10]" office:value-type="float" office:value="2.47416266670455" calcext:value-type="float">
            <text:p>2,4741626667045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float" office:value="7" calcext:value-type="float">
            <text:p>7,00</text:p>
          </table:table-cell>
          <table:table-cell table:style-name="ce5" office:value-type="float" office:value="1.964" calcext:value-type="float">
            <text:p>1,96</text:p>
          </table:table-cell>
          <table:table-cell table:style-name="ce5" office:value-type="float" office:value="0.102167935871743" calcext:value-type="float">
            <text:p>0,10</text:p>
          </table:table-cell>
          <table:table-cell table:formula="of:=[.D24]/(PI()*[.$A$8])" office:value-type="float" office:value="4.19570883533534" calcext:value-type="float">
            <text:p>4,19570883533534</text:p>
          </table:table-cell>
          <table:table-cell table:formula="of:=(1/(PI() * [.$A$8]^2))*[.E24] +(2*[.D24]/(PI()*[.$A$8]^3))*[.$A$10]" office:value-type="float" office:value="2.22079633261154" calcext:value-type="float">
            <text:p>2,2207963326115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float" office:value="6" calcext:value-type="float">
            <text:p>6,00</text:p>
          </table:table-cell>
          <table:table-cell table:style-name="ce5" office:value-type="float" office:value="1.665" calcext:value-type="float">
            <text:p>1,67</text:p>
          </table:table-cell>
          <table:table-cell table:style-name="ce5" office:value-type="float" office:value="0.0869183366733466" calcext:value-type="float">
            <text:p>0,09</text:p>
          </table:table-cell>
          <table:table-cell table:formula="of:=[.D25]/(PI()*[.$A$8])" office:value-type="float" office:value="3.55695275500679" calcext:value-type="float">
            <text:p>3,55695275500679</text:p>
          </table:table-cell>
          <table:table-cell table:formula="of:=(1/(PI() * [.$A$8]^2))*[.E25] +(2*[.D25]/(PI()*[.$A$8]^3))*[.$A$10]" office:value-type="float" office:value="1.88706710840973" calcext:value-type="float">
            <text:p>1,8870671084097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float" office:value="4.7" calcext:value-type="float">
            <text:p>4,70</text:p>
          </table:table-cell>
          <table:table-cell table:style-name="ce5" office:value-type="float" office:value="1.183" calcext:value-type="float">
            <text:p>1,18</text:p>
          </table:table-cell>
          <table:table-cell table:style-name="ce5" office:value-type="float" office:value="0.0623353707414829" calcext:value-type="float">
            <text:p>0,06</text:p>
          </table:table-cell>
          <table:table-cell table:formula="of:=[.D26]/(PI()*[.$A$8])" office:value-type="float" office:value="2.52725231782164" calcext:value-type="float">
            <text:p>2,52725231782164</text:p>
          </table:table-cell>
          <table:table-cell table:formula="of:=(1/(PI() * [.$A$8]^2))*[.E26] +(2*[.D26]/(PI()*[.$A$8]^3))*[.$A$10]" office:value-type="float" office:value="1.34908220518141" calcext:value-type="float">
            <text:p>1,3490822051814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float" office:value="4.09999999999999" calcext:value-type="float">
            <text:p>4,10</text:p>
          </table:table-cell>
          <table:table-cell table:style-name="ce5" office:value-type="float" office:value="0.986999999999998" calcext:value-type="float">
            <text:p>0,99</text:p>
          </table:table-cell>
          <table:table-cell table:style-name="ce5" office:value-type="float" office:value="0.0523389779559117" calcext:value-type="float">
            <text:p>0,05</text:p>
          </table:table-cell>
          <table:table-cell table:formula="of:=[.D27]/(PI()*[.$A$8])" office:value-type="float" office:value="2.10853595747249" calcext:value-type="float">
            <text:p>2,10853595747249</text:p>
          </table:table-cell>
          <table:table-cell table:formula="of:=(1/(PI() * [.$A$8]^2))*[.E27] +(2*[.D27]/(PI()*[.$A$8]^3))*[.$A$10]" office:value-type="float" office:value="1.13031655988524" calcext:value-type="float">
            <text:p>1,1303165598852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float" office:value="3.40000000000001" calcext:value-type="float">
            <text:p>3,40</text:p>
          </table:table-cell>
          <table:table-cell table:style-name="ce5" office:value-type="float" office:value="0.757999999999998" calcext:value-type="float">
            <text:p>0,76</text:p>
          </table:table-cell>
          <table:table-cell table:style-name="ce5" office:value-type="float" office:value="0.0406595190380761" calcext:value-type="float">
            <text:p>0,04</text:p>
          </table:table-cell>
          <table:table-cell table:formula="of:=[.D28]/(PI()*[.$A$8])" office:value-type="float" office:value="1.61932143441149" calcext:value-type="float">
            <text:p>1,61932143441149</text:p>
          </table:table-cell>
          <table:table-cell table:formula="of:=(1/(PI() * [.$A$8]^2))*[.E28] +(2*[.D28]/(PI()*[.$A$8]^3))*[.$A$10]" office:value-type="float" office:value="0.874717923289206" calcext:value-type="float">
            <text:p>0,87471792328920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float" office:value="3" calcext:value-type="float">
            <text:p>3,00</text:p>
          </table:table-cell>
          <table:table-cell table:style-name="ce5" office:value-type="float" office:value="0.608999999999998" calcext:value-type="float">
            <text:p>0,61</text:p>
          </table:table-cell>
          <table:table-cell table:style-name="ce5" office:value-type="float" office:value="0.0330602204408816" calcext:value-type="float">
            <text:p>0,03</text:p>
          </table:table-cell>
          <table:table-cell table:formula="of:=[.D29]/(PI()*[.$A$8])" office:value-type="float" office:value="1.3010115482277" calcext:value-type="float">
            <text:p>1,3010115482277</text:p>
          </table:table-cell>
          <table:table-cell table:formula="of:=(1/(PI() * [.$A$8]^2))*[.E29] +(2*[.D29]/(PI()*[.$A$8]^3))*[.$A$10]" office:value-type="float" office:value="0.708411386814057" calcext:value-type="float">
            <text:p>0,70841138681405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float" office:value="2.3" calcext:value-type="float">
            <text:p>2,30</text:p>
          </table:table-cell>
          <table:table-cell table:style-name="ce5" office:value-type="float" office:value="0.433999999999998" calcext:value-type="float">
            <text:p>0,43</text:p>
          </table:table-cell>
          <table:table-cell table:style-name="ce5" office:value-type="float" office:value="0.0241348697394788" calcext:value-type="float">
            <text:p>0,02</text:p>
          </table:table-cell>
          <table:table-cell table:formula="of:=[.D30]/(PI()*[.$A$8])" office:value-type="float" office:value="0.927157655058822" calcext:value-type="float">
            <text:p>0,927157655058822</text:p>
          </table:table-cell>
          <table:table-cell table:formula="of:=(1/(PI() * [.$A$8]^2))*[.E30] +(2*[.D30]/(PI()*[.$A$8]^3))*[.$A$10]" office:value-type="float" office:value="0.513084917799622" calcext:value-type="float">
            <text:p>0,51308491779962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float" office:value="1.40000000000001" calcext:value-type="float">
            <text:p>1,40</text:p>
          </table:table-cell>
          <table:table-cell table:style-name="ce6" office:value-type="float" office:value="0.214999999999998" calcext:value-type="float">
            <text:p>0,215</text:p>
          </table:table-cell>
          <table:table-cell table:style-name="ce6" office:value-type="float" office:value="0.0129654308617233" calcext:value-type="float">
            <text:p>0,013</text:p>
          </table:table-cell>
          <table:table-cell table:formula="of:=[.D31]/(PI()*[.$A$8])" office:value-type="float" office:value="0.459306211607479" calcext:value-type="float">
            <text:p>0,459306211607479</text:p>
          </table:table-cell>
          <table:table-cell table:formula="of:=(1/(PI() * [.$A$8]^2))*[.E31] +(2*[.D31]/(PI()*[.$A$8]^3))*[.$A$10]" office:value-type="float" office:value="0.2686477937187" calcext:value-type="float">
            <text:p>0,2686477937187</text:p>
          </table:table-cell>
          <table:table-cell table:number-columns-repeated="4"/>
        </table:table-row>
        <table:table-row table:style-name="ro1" table:number-rows-repeated="104854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 number:title="Definido por el usuario">
      <number:number number:decimal-places="1" loext:min-decimal-places="1" number:min-integer-digits="1"/>
    </number:number-style>
    <number:number-style style:name="N145" number:title="Definido por el usuario">
      <number:number number:decimal-places="3" loext:min-decimal-places="3" number:min-integer-digits="1"/>
    </number:number-style>
    <number:number-style style:name="N146">
      <number:number number:decimal-places="3" loext:min-decimal-places="3" number:min-integer-digits="3"/>
    </number:number-style>
    <number:number-style style:name="N147">
      <number:number number:decimal-places="0" loext:min-decimal-places="0" number:min-integer-digits="0"/>
    </number:number-style>
    <style:style style:name="Default" style:family="table-cell">
      <style:table-cell-properties style:rotation-align="none" style:vertical-align="middle"/>
      <style:text-properties fo:color="#000000" style:font-name="Calibri" fo:font-family="Calibri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4">00/00/0000</text:date>, <text:time style:data-style-name="N2" text:time-value="20:33:23.64352303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nmac</meta:initial-creator>
    <meta:creation-date>2024-03-07T10:47:06</meta:creation-date>
    <dc:date>2024-04-24T07:29:00.846612306</dc:date>
    <meta:generator>LibreOffice/6.4.7.2$Linux_X86_64 LibreOffice_project/40$Build-2</meta:generator>
    <meta:editing-duration>PT4H53M47S</meta:editing-duration>
    <meta:editing-cycles>7</meta:editing-cycles>
    <meta:document-statistic meta:table-count="3" meta:cell-count="713" meta:object-count="1"/>
    <meta:user-defined meta:name="ICV">B700872266C940B0A3A54773D9FB30B2_11</meta:user-defined>
    <meta:user-defined meta:name="KSOProductBuildVer">3082-12.2.0.13489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s" fo:country="ES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fo:language="es" fo:country="ES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svg:stroke-width="0.053cm" svg:stroke-color="#5b9bd5" draw:fill-color="#5b9bd5"/>
      <style:text-properties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823cm" svg:height="7.248cm" xlink:href=".." xlink:type="simple" chart:class="chart:scatter" chart:style-name="ch1">
        <chart:title svg:x="4.645cm" svg:y="0.279cm" chart:style-name="ch2">
          <text:p>Título del gráfico</text:p>
        </chart:title>
        <chart:plot-area chart:style-name="ch3" table:cell-range-address="'valores brutos'.N2:'valores brutos'.N25 'valores brutos'.Q2:'valores brutos'.Q25" svg:x="0.256cm" svg:y="1.208cm" svg:width="12.311cm" svg:height="5.896cm">
          <chartooo:coordinate-region svg:x="1.089cm" svg:y="1.371cm" svg:width="11.071cm" svg:height="5.308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valores brutos'.Q2:'valores brutos'.Q25" chart:class="chart:scatter">
            <chart:domain table:cell-range-address="'valores brutos'.N2:'valores brutos'.N25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Columna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574.584">
                <text:p>66574.584</text:p>
                <draw:g>
                  <svg:desc>'valores brutos'.N2:'valores brutos'.N25</svg:desc>
                </draw:g>
              </table:table-cell>
              <table:table-cell office:value-type="float" office:value="0.008626">
                <text:p>0.008626</text:p>
                <draw:g>
                  <svg:desc>'valores brutos'.Q2:'valores brutos'.Q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287.7788">
                <text:p>61287.7788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392.5888">
                <text:p>56392.5888</text:p>
              </table:table-cell>
              <table:table-cell office:value-type="float" office:value="0.007842">
                <text:p>0.0078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889.014">
                <text:p>51889.014</text:p>
              </table:table-cell>
              <table:table-cell office:value-type="float" office:value="0.007476">
                <text:p>0.0074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993.824">
                <text:p>46993.824</text:p>
              </table:table-cell>
              <table:table-cell office:value-type="float" office:value="0.007417">
                <text:p>0.0074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902.8264">
                <text:p>41902.8264</text:p>
              </table:table-cell>
              <table:table-cell office:value-type="float" office:value="0.006866">
                <text:p>0.0068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007.6364">
                <text:p>37007.6364</text:p>
              </table:table-cell>
              <table:table-cell office:value-type="float" office:value="0.006761">
                <text:p>0.0067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112.4464">
                <text:p>32112.4464</text:p>
              </table:table-cell>
              <table:table-cell office:value-type="float" office:value="0.006544">
                <text:p>0.0065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217.2564">
                <text:p>27217.2564</text:p>
              </table:table-cell>
              <table:table-cell office:value-type="float" office:value="0.006091">
                <text:p>0.0060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17.874">
                <text:p>22517.874</text:p>
              </table:table-cell>
              <table:table-cell office:value-type="float" office:value="0.005273">
                <text:p>0.0052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622.684">
                <text:p>17622.684</text:p>
              </table:table-cell>
              <table:table-cell office:value-type="float" office:value="0.004238">
                <text:p>0.0042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664.608">
                <text:p>15664.608</text:p>
              </table:table-cell>
              <table:table-cell office:value-type="float" office:value="0.003928">
                <text:p>0.0039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706.532">
                <text:p>13706.532</text:p>
              </table:table-cell>
              <table:table-cell office:value-type="float" office:value="0.003473">
                <text:p>0.0034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748.456">
                <text:p>11748.456</text:p>
              </table:table-cell>
              <table:table-cell office:value-type="float" office:value="0.003117">
                <text:p>0.0031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790.38">
                <text:p>9790.38</text:p>
              </table:table-cell>
              <table:table-cell office:value-type="float" office:value="0.00264">
                <text:p>0.002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32.304">
                <text:p>7832.304</text:p>
              </table:table-cell>
              <table:table-cell office:value-type="float" office:value="0.002191">
                <text:p>0.0021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53.266">
                <text:p>6853.266</text:p>
              </table:table-cell>
              <table:table-cell office:value-type="float" office:value="0.001964">
                <text:p>0.0019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74.228">
                <text:p>5874.228</text:p>
              </table:table-cell>
              <table:table-cell office:value-type="float" office:value="0.001665">
                <text:p>0.0016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01.4786">
                <text:p>4601.4786</text:p>
              </table:table-cell>
              <table:table-cell office:value-type="float" office:value="0.001183">
                <text:p>0.0011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14.0558">
                <text:p>4014.0558</text:p>
              </table:table-cell>
              <table:table-cell office:value-type="float" office:value="0.000986999999999998">
                <text:p>0.0009869999999999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28.72920000001">
                <text:p>3328.72920000001</text:p>
              </table:table-cell>
              <table:table-cell office:value-type="float" office:value="0.000757999999999998">
                <text:p>0.0007579999999999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37.114">
                <text:p>2937.114</text:p>
              </table:table-cell>
              <table:table-cell office:value-type="float" office:value="0.000608999999999998">
                <text:p>0.0006089999999999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51.7874">
                <text:p>2251.7874</text:p>
              </table:table-cell>
              <table:table-cell office:value-type="float" office:value="0.000433999999999997">
                <text:p>0.0004339999999999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70.65320000001">
                <text:p>1370.65320000001</text:p>
              </table:table-cell>
              <table:table-cell office:value-type="float" office:value="0.000214999999999998">
                <text:p>0.0002149999999999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